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20000007000033FE000026A812F48A8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FuturaBKBT" svg:font-family="FuturaBKBT"/>
    <style:font-face style:name="Helvetica Neue" svg:font-family="'Helvetica Neue', Helvetic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freightsans pro" svg:font-family="'freightsans pro', Helvetica, Arial, sans-serif"/>
    <style:font-face style:name="pragmatica-web-n4" svg:font-family="pragmatica-web-n4, pragmatica-web, sans-serif"/>
    <style:font-face style:name="sans-serif" svg:font-family="sans-serif"/>
    <style:font-face style:name="Bell MT" svg:font-family="'Bell MT'" style:font-family-generic="roman"/>
    <style:font-face style:name="Minion Pro" svg:font-family="'Minion Pro', 'Minion Pro'" style:font-family-generic="roman"/>
    <style:font-face style:name="Palatino Linotype1" svg:font-family="'Palatino Linotype'"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Courier New" svg:font-family="'Courier New'" style:font-family-generic="modern" style:font-pitch="fixed"/>
    <style:font-face style:name="Bookman Old Style" svg:font-family="'Bookman Old Style'" style:font-family-generic="roman" style:font-pitch="variable"/>
    <style:font-face style:name="Courier" svg:font-family="Courie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style:text-autospace="none"/>
    </style:style>
    <style:style style:name="P5" style:family="paragraph" style:parent-style-name="Standard">
      <style:paragraph-properties fo:text-align="start" style:justify-single-word="false" style:text-autospace="none"/>
    </style:style>
    <style:style style:name="P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11"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4"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5"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6"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left="0cm" fo:margin-right="0cm" fo:line-height="150%" fo:text-indent="0cm" style:auto-text-indent="false" style:writing-mode="lr-tb"/>
      <style:text-properties style:font-name="Palatino Linotype"/>
    </style:style>
    <style:style style:name="P19"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20" style:family="paragraph" style:parent-style-name="Text_20_body">
      <style:paragraph-properties fo:margin-left="0cm" fo:margin-right="0cm" fo:line-height="150%" fo:text-indent="0cm" style:auto-text-indent="false" style:text-autospace="ideograph-alpha" style:writing-mode="lr-tb"/>
      <style:text-properties style:font-name="Palatino Linotype" fo:font-size="12pt" fo:font-weight="normal" style:font-size-asian="12pt" style:font-weight-asian="normal" style:font-name-complex="Times New Roman" style:font-size-complex="12pt" style:font-weight-complex="normal" style:text-scale="96%"/>
    </style:style>
    <style:style style:name="P21"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22"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line-height-at-least="0.529cm" fo:widows="1" fo:text-indent="0cm" style:auto-text-indent="false" fo:padding="0cm" fo:border="none"/>
    </style:style>
    <style:style style:name="P24" style:family="paragraph" style:parent-style-name="Standard">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25" style:family="paragraph" style:parent-style-name="Standard">
      <style:paragraph-properties fo:margin-left="0cm" fo:margin-right="0cm" fo:margin-top="0cm" fo:margin-bottom="0cm" style:line-height-at-least="0.529cm" fo:widows="1" fo:text-indent="0cm" style:auto-text-indent="false" fo:padding="0cm" fo:border="none" style:text-autospace="none"/>
      <style:text-properties style:font-name="Palatino Linotype" fo:font-size="12pt" fo:font-weight="bold" style:font-size-asian="12pt" style:font-weight-asian="bold" style:font-size-complex="12pt" style:font-weight-complex="bold"/>
    </style:style>
    <style:style style:name="P26"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7"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8" style:family="paragraph" style:parent-style-name="Text_20_body">
      <style:paragraph-properties fo:margin-left="0cm" fo:margin-right="0cm" fo:margin-top="0cm" fo:margin-bottom="0cm" style:line-height-at-least="0.529cm" fo:widows="1" fo:text-indent="0cm" style:auto-text-indent="false" fo:padding="0cm" fo:border="none" style:writing-mode="lr-tb"/>
      <style:text-properties style:font-name="Palatino Linotype" fo:font-size="12pt" fo:font-weight="bold" style:font-size-asian="12pt" style:font-weight-asian="bold" style:font-size-complex="12pt" style:font-weight-complex="bold"/>
    </style:style>
    <style:style style:name="P29"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30"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33"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34"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35"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36"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7" style:family="paragraph" style:parent-style-name="Standard">
      <style:paragraph-properties fo:text-align="start" style:justify-single-word="false" style:text-autospace="none" style:writing-mode="lr-tb"/>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8"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39" style:family="paragraph" style:parent-style-name="Standard">
      <style:paragraph-properties fo:text-align="start" style:justify-single-word="false" style:text-autospace="none" style:writing-mode="lr-tb"/>
    </style:style>
    <style:style style:name="P40"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41" style:family="paragraph" style:parent-style-name="Standard" style:list-style-name="L2">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42" style:family="paragraph" style:parent-style-name="Standard" style:list-style-name="L5">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43"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44" style:family="paragraph" style:parent-style-name="Standard" style:list-style-name="L2">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45" style:family="paragraph" style:parent-style-name="Standard" style:list-style-name="L3">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46" style:family="paragraph" style:parent-style-name="Standard">
      <style:paragraph-properties fo:text-align="start" style:justify-single-word="false" style:text-autospace="none"/>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P47" style:family="paragraph" style:parent-style-name="Standard">
      <style:paragraph-properties fo:text-align="start" style:justify-single-word="false" style:text-autospace="none"/>
      <style:text-properties style:font-name="Palatino Linotype" fo:font-size="12pt" fo:font-style="normal" fo:font-weight="normal" style:font-name-asian="URWPalladioL-Bold" style:font-size-asian="12pt" style:font-style-asian="normal" style:font-weight-asian="normal" style:font-name-complex="URWPalladioL-Bold" style:font-size-complex="12pt" style:font-style-complex="normal" style:font-weight-complex="normal"/>
    </style:style>
    <style:style style:name="P48" style:family="paragraph" style:parent-style-name="Standard">
      <style:paragraph-properties fo:text-align="start" style:justify-single-word="false" style:text-autospace="none"/>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P49" style:family="paragraph" style:parent-style-name="Standard">
      <style:paragraph-properties fo:text-align="start" style:justify-single-word="false" style:text-autospace="none"/>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50"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51" style:family="paragraph" style:parent-style-name="Standard">
      <style:paragraph-properties fo:text-align="start" style:justify-single-word="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53"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54" style:family="paragraph" style:parent-style-name="Standard" style:list-style-name="L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55"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56"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57" style:family="paragraph" style:parent-style-name="Standard">
      <style:paragraph-properties fo:margin-left="0cm" fo:margin-right="0cm" fo:line-height="150%" fo:text-indent="0cm" style:auto-text-indent="false" style:writing-mode="lr-tb"/>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58" style:family="paragraph" style:parent-style-name="Standard">
      <style:paragraph-properties fo:margin-left="0cm" fo:margin-right="0cm" fo:line-height="150%" fo:text-align="start" style:justify-single-word="false" fo:text-indent="0cm" style:auto-text-indent="false" style:text-autospace="none" style:writing-mode="lr-tb"/>
      <style:text-properties fo:color="#000000" style:font-name="Palatino Linotype"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60"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61" style:family="paragraph" style:parent-style-name="Standard" style:list-style-name="L6">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62" style:family="paragraph" style:parent-style-name="Standard" style:list-style-name="L7">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63" style:family="paragraph" style:parent-style-name="Standard" style:list-style-name="L8">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6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65" style:family="paragraph" style:parent-style-name="Standard" style:list-style-name="L6">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66" style:family="paragraph" style:parent-style-name="Standard" style:list-style-name="L8">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67" style:family="paragraph" style:parent-style-name="Standard" style:list-style-name="L7">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68" style:family="paragraph" style:parent-style-name="Standard" style:list-style-name="L10">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1">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2">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3">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4">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4">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5">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4">
      <style:paragraph-properties fo:margin-left="0cm" fo:margin-right="0cm" fo:line-height="150%" fo:text-align="justify"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5">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P77" style:family="paragraph" style:parent-style-name="Standard" style:list-style-name="L6">
      <style:paragraph-properties fo:margin-left="0cm" fo:margin-right="0cm" fo:line-height="150%" fo:text-indent="0cm" style:auto-text-indent="false" style:writing-mode="lr-tb"/>
      <style:text-properties style:font-name="Palatino Linotype"/>
    </style:style>
    <style:style style:name="P78" style:family="paragraph" style:parent-style-name="Standard" style:list-style-name="L6">
      <style:paragraph-properties fo:margin-left="0cm" fo:margin-right="0cm" fo:line-height="150%" fo:text-indent="0cm" style:auto-text-indent="false" style:writing-mode="lr-tb"/>
    </style:style>
    <style:style style:name="P79" style:family="paragraph" style:parent-style-name="Standard" style:list-style-name="L10">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4">
      <style:paragraph-properties fo:margin-left="0cm" fo:margin-right="0cm" fo:line-height="150%" fo:text-align="justify" style:justify-single-word="false" fo:text-indent="0cm" style:auto-text-indent="false" style:writing-mode="lr-tb"/>
      <style:text-properties style:font-name="Bookman Old Style"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autospace="none" style:writing-mode="lr-tb"/>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P82" style:family="paragraph" style:parent-style-name="Standard">
      <style:paragraph-properties fo:text-align="start" style:justify-single-word="false" style:text-autospace="none" style:writing-mode="lr-tb"/>
      <style:text-properties style:font-name="Palatino Linotype" fo:font-size="12pt" fo:font-style="normal" fo:font-weight="normal" style:font-name-asian="URWPalladioL-Bold" style:font-size-asian="12pt" style:font-style-asian="normal" style:font-weight-asian="normal" style:font-name-complex="URWPalladioL-Bold" style:font-size-complex="12pt" style:font-style-complex="normal" style:font-weight-complex="normal"/>
    </style:style>
    <style:style style:name="P83"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Bold" style:font-size-asian="12pt" style:font-weight-asian="normal" style:font-name-complex="URWPalladioL-Roma" style:font-size-complex="12pt" style:font-weight-complex="normal"/>
    </style:style>
    <style:style style:name="P84"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P85"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bold" style:font-name-complex="URWPalladioL-Bold" style:font-size-complex="12pt" style:font-weight-complex="normal"/>
    </style:style>
    <style:style style:name="P86"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87" style:family="paragraph" style:parent-style-name="Standard">
      <style:paragraph-properties fo:text-align="start" style:justify-single-word="false" style:text-autospace="none" style:writing-mode="lr-tb"/>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88" style:family="paragraph" style:parent-style-name="Text_20_body" style:list-style-name="L6">
      <style:paragraph-properties fo:margin-left="0cm" fo:margin-right="0cm" fo:line-height="150%" fo:text-indent="0cm" style:auto-text-indent="false" style:writing-mode="lr-tb"/>
      <style:text-properties style:font-name="Palatino Linotype"/>
    </style:style>
    <style:style style:name="P89" style:family="paragraph" style:parent-style-name="Text_20_body">
      <style:paragraph-properties fo:margin-left="0cm" fo:margin-right="0cm" fo:margin-top="0cm" fo:margin-bottom="0cm" style:line-height-at-least="0.529cm" fo:widows="1" fo:text-indent="0cm" style:auto-text-indent="false" fo:padding="0cm" fo:border="none" style:writing-mode="lr-tb"/>
      <style:text-properties style:font-name="Palatino Linotype" fo:font-size="12pt" fo:language="sk" fo:country="SK" fo:font-weight="normal" style:font-size-asian="12pt" style:font-weight-asian="normal" style:font-size-complex="12pt" style:font-weight-complex="normal"/>
    </style:style>
    <style:style style:name="P90" style:family="paragraph" style:parent-style-name="Text_20_body">
      <style:paragraph-properties fo:margin-left="0cm" fo:margin-right="0cm" fo:margin-top="0cm" fo:margin-bottom="0cm" style:line-height-at-least="0.529cm" fo:widows="1" fo:text-indent="0cm" style:auto-text-indent="false" fo:padding="0cm" fo:border="none" style:writing-mode="lr-tb"/>
      <style:text-properties style:font-name="Palatino Linotype" fo:font-size="12pt" fo:font-weight="normal" style:font-size-asian="12pt" style:font-weight-asian="normal" style:font-size-complex="12pt" style:font-weight-complex="normal"/>
    </style:style>
    <style:style style:name="P91" style:family="paragraph" style:parent-style-name="Text_20_body" style:list-style-name="L9">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92"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93" style:family="paragraph" style:parent-style-name="Text_20_body" style:list-style-name="L9">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style:font-name="Palatino Linotype" fo:letter-spacing="normal" style:text-underline-style="none"/>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style:font-weight-asian="normal" style:font-weight-complex="normal"/>
    </style:style>
    <style:style style:name="T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fo:letter-spacing="normal" style:text-underline-style="none"/>
    </style:style>
    <style:style style:name="T12" style:family="text">
      <style:text-properties fo:font-variant="normal" fo:text-transform="none" fo:color="#252525" fo:letter-spacing="normal" fo:font-style="normal" fo:font-weight="normal" style:font-weight-asian="normal" style:font-weight-complex="normal"/>
    </style:style>
    <style:style style:name="T13" style:family="text">
      <style:text-properties fo:font-variant="normal" fo:text-transform="none" fo:color="#252525" style:font-name="Palatino Linotype" fo:font-size="9pt" fo:letter-spacing="normal"/>
    </style:style>
    <style:style style:name="T14" style:family="text">
      <style:text-properties fo:font-variant="normal" fo:text-transform="none" fo:color="#252525" style:font-name="Palatino Linotype" fo:font-size="9pt" fo:letter-spacing="normal" fo:font-style="italic"/>
    </style:style>
    <style:style style:name="T15" style:family="text">
      <style:text-properties fo:font-variant="normal" fo:text-transform="none" fo:color="#252525" style:font-name="sans-serif" fo:font-size="10.5pt" fo:letter-spacing="normal"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6" style:family="text">
      <style:text-properties fo:font-variant="normal" fo:text-transform="none" fo:color="#ffffff" fo:letter-spacing="normal" fo:font-style="normal" fo:font-weight="normal" fo:background-color="#ffffff" style:font-weight-asian="normal" style:font-weight-complex="normal"/>
    </style:style>
    <style:style style:name="T17"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18" style:family="text">
      <style:text-properties fo:font-variant="normal" fo:text-transform="none" fo:color="#0b0080" style:text-line-through-style="none" style:font-name="Palatino Linotype" fo:font-size="9pt" fo:letter-spacing="normal" style:text-underline-style="none" style:text-blinking="false"/>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weight="bold" style:font-weight-asian="bold" style:font-weight-complex="bold"/>
    </style:style>
    <style:style style:name="T26" style:family="text">
      <style:text-properties fo:font-weight="bold" style:font-weight-asian="bold" style:font-size-complex="16pt" style:font-weight-complex="bold" style:text-scale="96%"/>
    </style:style>
    <style:style style:name="T27" style:family="text">
      <style:text-properties style:font-name="Palatino Linotype"/>
    </style:style>
    <style:style style:name="T28" style:family="text">
      <style:text-properties style:font-name="Palatino Linotype" fo:font-size="12pt" fo:font-weight="normal" style:font-size-asian="12pt" style:font-weight-asian="normal" style:font-size-complex="12pt" style:font-weight-complex="normal"/>
    </style:style>
    <style:style style:name="T29" style:family="text">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T30" style:family="text">
      <style:text-properties style:font-name="Palatino Linotype" fo:font-size="12pt" fo:font-weight="normal" style:font-name-asian="URWPalladioL-Roma" style:font-size-asian="12pt" style:font-weight-asian="normal" style:font-name-complex="URWPalladioL-Bold" style:font-size-complex="12pt" style:font-weight-complex="normal"/>
    </style:style>
    <style:style style:name="T31" style:family="text">
      <style:text-properties style:font-name="Palatino Linotype" fo:font-size="12pt" fo:font-weight="normal" style:font-name-asian="URWPalladioL-Roma" style:font-size-asian="12pt" style:font-weight-asian="bold" style:font-name-complex="URWPalladioL-Bold" style:font-size-complex="12pt" style:font-weight-complex="normal"/>
    </style:style>
    <style:style style:name="T32" style:family="text">
      <style:text-properties style:font-name="Palatino Linotype" fo:font-size="12pt" fo:font-weight="normal" style:font-name-asian="URWPalladioL-Bold" style:font-size-asian="12pt" style:font-weight-asian="bold" style:font-name-complex="URWPalladioL-Roma" style:font-size-complex="12pt" style:font-weight-complex="normal"/>
    </style:style>
    <style:style style:name="T33" style:family="text">
      <style:text-properties style:font-name="Palatino Linotype" fo:font-size="12pt" fo:font-weight="normal" style:font-name-asian="URWPalladioL-Bold" style:font-size-asian="12pt" style:font-weight-asian="normal" style:font-name-complex="URWPalladioL-Roma" style:font-size-complex="12pt" style:font-weight-complex="normal"/>
    </style:style>
    <style:style style:name="T34" style:family="text">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T35" style:family="text">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T36" style:family="text">
      <style:text-properties style:font-name="Palatino Linotype" fo:font-size="12pt" fo:font-weight="bold" style:font-name-asian="URWPalladioL-Bold" style:font-size-asian="12pt" style:font-weight-asian="bold" style:font-name-complex="URWPalladioL-Bold" style:font-size-complex="12pt" style:font-weight-complex="normal"/>
    </style:style>
    <style:style style:name="T37" style:family="text">
      <style:text-properties style:font-name="Palatino Linotype" fo:font-size="12pt"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38" style:family="text">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39" style:family="text">
      <style:text-properties style:font-name="Palatino Linotype"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weight="normal" style:font-name-asian="URWPalladioL-Roma" style:font-weight-asian="normal" style:font-name-complex="URWPalladioL-Roma" style:font-weight-complex="normal"/>
    </style:style>
    <style:style style:name="T42" style:family="text">
      <style:text-properties style:font-name-asian="URWPalladioL-Roma" style:font-name-complex="URWPalladioL-Roma"/>
    </style:style>
    <style:style style:name="T43" style:family="text">
      <style:text-properties style:font-name-asian="URWPalladioL-Roma-Slant_167" style:font-name-complex="URWPalladioL-Roma-Slant_167"/>
    </style:style>
    <style:style style:name="T4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color="#000000" style:font-name="Palatino Linotype1" fo:font-size="12pt" fo:font-weight="normal" style:font-name-asian="Palatino Linotype1" style:font-size-asian="12pt" style:font-weight-asian="normal" style:font-name-complex="Palatino Linotype1" style:font-size-complex="12pt" style:font-weight-complex="normal"/>
    </style:style>
    <style:style style:name="T46" style:family="text">
      <style:text-properties style:font-name-asian="URWPalladioL-Bold" style:font-name-complex="URWPalladioL-Bold"/>
    </style:style>
    <style:style style:name="T47" style:family="text">
      <style:text-properties fo:language="en" fo:country="US"/>
    </style:style>
    <style:style style:name="T48" style:family="text">
      <style:text-properties fo:language="en" fo:country="US" fo:font-weight="normal" style:font-weight-asian="normal" style:font-weight-complex="normal"/>
    </style:style>
    <style:style style:name="T49" style:family="text">
      <style:text-properties style:font-name="Bookman Old Style"/>
    </style:style>
    <style:style style:name="T50" style:family="text">
      <style:text-properties style:font-name="Bookman Old Style" fo:font-style="italic" style:font-style-asian="italic" style:font-style-complex="italic"/>
    </style:style>
    <style:style style:name="T51" style:family="text">
      <style:text-properties fo:language="sk" fo:country="SK"/>
    </style:style>
    <style:style style:name="T52" style:family="text">
      <style:text-properties fo:language="sk" fo:country="SK" fo:font-weight="normal" style:font-weight-asian="normal" style:font-weight-complex="normal"/>
    </style:style>
    <style:style style:name="T53" style:family="text">
      <style:text-properties fo:language="sk" fo:country="SK" fo:font-weight="normal" style:font-name-asian="URWPalladioL-Roma" style:font-weight-asian="normal" style:font-name-complex="URWPalladioL-Roma" style:font-weight-complex="normal"/>
    </style:style>
    <style:style style:name="T54" style:family="text">
      <style:text-properties style:font-size-complex="16pt" style:text-scale="96%"/>
    </style:style>
    <style:style style:name="T55" style:family="text">
      <style:text-properties fo:font-style="italic"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style:font-name="Courier New"/>
    </style:style>
    <style:style style:name="T58" style:family="text">
      <style:text-properties style:font-name="Courier New" fo:font-style="normal" fo:font-weight="normal" style:font-style-asian="normal" style:font-weight-asian="normal" style:font-style-complex="normal" style:font-weight-complex="normal"/>
    </style:style>
    <style:style style:name="T59" style:family="text">
      <style:text-properties style:font-name="Courier New" fo:font-style="normal" style:font-style-asian="normal" style:font-style-complex="normal"/>
    </style:style>
    <style:style style:name="T60" style:family="text">
      <style:text-properties style:font-name="Courier New" fo:font-weight="normal" style:font-weight-asian="normal" style:font-weight-complex="normal"/>
    </style:style>
    <style:style style:name="T61" style:family="text">
      <style:text-properties style:font-name="Courier New" fo:language="sk" fo:country="SK" fo:font-weight="normal" style:font-weight-asian="normal" style:font-weight-complex="normal"/>
    </style:style>
    <style:style style:name="T62" style:family="text">
      <style:text-properties style:font-name="Courier New" fo:language="sk" fo:country="SK" fo:font-weight="normal" style:font-name-asian="URWPalladioL-Roma" style:font-weight-asian="normal" style:font-name-complex="URWPalladioL-Roma" style:font-weight-complex="normal"/>
    </style:style>
    <style:style style:name="T63" style:family="text">
      <style:text-properties style:font-name="Palatino Linotype" fo:language="sk" fo:country="SK" fo:font-weight="normal" style:font-weight-asian="normal" style:font-weight-complex="normal"/>
    </style:style>
    <style:style style:name="T64" style:family="text">
      <style:text-properties style:font-name="Palatino Linotype" fo:language="sk" fo:country="SK" fo:font-weight="normal" style:font-name-asian="URWPalladioL-Roma" style:font-weight-asian="normal" style:font-name-complex="URWPalladioL-Roma" style:font-weight-complex="normal"/>
    </style:style>
    <style:style style:name="T65" style:family="text">
      <style:text-properties style:font-name="Palatino Linotype" fo:language="en" fo:country="U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sarykova univerzita<text:line-break/>Fakulta informatiky</text:p>
      <text:p text:style-name="P29"><draw:frame draw:style-name="fr2" draw:name="graphics1" text:anchor-type="as-char" svg:width="3.15cm" svg:height="3.073cm" draw:z-index="0"><draw:image xlink:href="Pictures/200000080000304400002F56F1F9F11C.wmf" xlink:type="simple" xlink:show="embed" xlink:actuate="onLoad"/></draw:frame></text:p>
      <text:p text:style-name="P34">Vývoj rehabilitačnej hry s využitím zariadenia Leap Motion</text:p>
      <text:p text:style-name="P35">Úvod k bakalárskej práci</text:p>
      <text:p text:style-name="P30">Michal Obert</text:p>
      <text:p text:style-name="P30"/>
      <text:p text:style-name="P30"/>
      <text:p text:style-name="P31"/>
      <text:p text:style-name="P31"/>
      <text:p text:style-name="P31"/>
      <text:p text:style-name="P31"/>
      <text:p text:style-name="P31"/>
      <text:p text:style-name="P31"/>
      <text:p text:style-name="P31">Brno, 2015</text:p>
      <text:p text:style-name="P32"/>
      <text:p text:style-name="P32"/>
      <text:p text:style-name="P8"><text:soft-page-break/>Obsah</text:p>
      <text:p text:style-name="P8"/>
      <text:p text:style-name="P1"><text:span text:style-name="T42">1 </text:span>Úvod </text:p>
      <text:p text:style-name="P2">2 Vážne hry</text:p>
      <text:p text:style-name="P2">3 Rehabilitácia</text:p>
      <text:p text:style-name="P1"><text:span text:style-name="T42">4 </text:span>Zariadenia snímajúce pohyb </text:p>
      <text:list xml:id="list21193892" text:style-name="L1">
        <text:list-item>
          <text:list>
            <text:list-item>
              <text:p text:style-name="P40">Leap Motion</text:p>
            </text:list-item>
            <text:list-item>
              <text:p text:style-name="P40">Kinect</text:p>
            </text:list-item>
            <text:list-item>
              <text:p text:style-name="P40">Geomagic touch</text:p>
            </text:list-item>
            <text:list-item>
              <text:p text:style-name="P40">Wii Remote</text:p>
            </text:list-item>
            <text:list-item>
              <text:p text:style-name="P40">Le Stick</text:p>
            </text:list-item>
            <text:list-item>
              <text:p text:style-name="P40">Asus Eee Stick</text:p>
            </text:list-item>
            <text:list-item>
              <text:p text:style-name="P50">Playstation@4 Eye</text:p>
            </text:list-item>
          </text:list>
        </text:list-item>
      </text:list>
      <text:p text:style-name="P2">5 Použitie zariadení snímajúcich pohyb v zdravotníctve</text:p>
      <text:list xml:id="list21170878" text:style-name="L2">
        <text:list-item>
          <text:list>
            <text:list-item>
              <text:p text:style-name="P44">Newron</text:p>
            </text:list-item>
            <text:list-item>
              <text:p text:style-name="P44">TedCube</text:p>
            </text:list-item>
            <text:list-item>
              <text:p text:style-name="P44">TedSign</text:p>
            </text:list-item>
            <text:list-item>
              <text:p text:style-name="P44">Visual Touch Therapy</text:p>
            </text:list-item>
            <text:list-item>
              <text:p text:style-name="P41">Vivid Vision</text:p>
            </text:list-item>
            <text:list-item>
              <text:p text:style-name="P41">Fruit Ninja</text:p>
            </text:list-item>
          </text:list>
        </text:list-item>
      </text:list>
      <text:p text:style-name="P2">6 Použité technológie</text:p>
      <text:list xml:id="list21178205" text:style-name="L3">
        <text:list-item>
          <text:list>
            <text:list-item>
              <text:p text:style-name="P45">Unity</text:p>
            </text:list-item>
          </text:list>
        </text:list-item>
      </text:list>
      <text:list xml:id="list21171058" text:style-name="L4">
        <text:list-item>
          <text:list>
            <text:list-header>
              <text:p text:style-name="P52"><text:s/><text:tab/>6.2 Microsoft Visual Studio 2015</text:p>
              <text:p text:style-name="P52"><text:s/><text:tab/>6.3 Visual Studio 2015 Tools for Unity</text:p>
              <text:p text:style-name="P52"><text:s/><text:tab/>6.4 Leap Motion SDK 2.3.1.31549</text:p>
            </text:list-header>
          </text:list>
        </text:list-item>
      </text:list>
      <text:p text:style-name="P1"><text:span text:style-name="T42">7 </text:span>Návrh hry</text:p>
      <text:p text:style-name="P1"><text:span text:style-name="T42"><text:tab/>7.1 </text:span><text:span text:style-name="T43">Účel hry</text:span></text:p>
      <text:p text:style-name="P1"><text:span text:style-name="T42"><text:tab/>7.2 </text:span><text:span text:style-name="T43">Princípy hry</text:span></text:p>
      <text:p text:style-name="P1"><text:span text:style-name="T42"><text:tab/>7.3 </text:span><text:span text:style-name="T43">Ovládanie </text:span></text:p>
      <text:p text:style-name="P1"><text:span text:style-name="T42">8 </text:span>Implementácia </text:p>
      <text:list xml:id="list21183819" text:style-name="L5">
        <text:list-item>
          <text:list>
            <text:list-item>
              <text:p text:style-name="P42">Level design</text:p>
            </text:list-item>
            <text:list-item>
              <text:p text:style-name="P42">Použitie zariadenia Leap Motion v aplikácii</text:p>
            </text:list-item>
            <text:list-item>
              <text:p text:style-name="P42">Práca s objektom <text:span text:style-name="T57">Terrain</text:span></text:p>
            </text:list-item>
          </text:list>
        </text:list-item>
      </text:list>
      <text:p text:style-name="P36">9 Uživateľské testovanie <text:span text:style-name="T40">//cca 10 ľudí si to zahrá, odpovie na dotazník, vyhodnotenie</text:span></text:p>
      <text:p text:style-name="P36">10 Future work<text:span text:style-name="T40"> </text:span></text:p>
      <text:p text:style-name="P3"><text:span text:style-name="T42">11 </text:span><text:span text:style-name="T46">Záver </text:span></text:p>
      <text:p text:style-name="P6"/>
      <text:p text:style-name="P6"/>
      <text:p text:style-name="P6"/>
      <text:p text:style-name="P6"/>
      <text:p text:style-name="P6"/>
      <text:p text:style-name="P6"><text:soft-page-break/>Úvod</text:p>
      <text:p text:style-name="P7"/>
      <text:p text:style-name="P57"><text:span text:style-name="T55">Vážne hry</text:span>, v preklade a ďalej v texte používané ako <text:span text:style-name="T55">vážne hry</text:span> vychádzajú z konceptu hry ako formy učenia 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vážnych hier[1].<text:line-break/></text:p>
      <text:p text:style-name="P10"><text:span text:style-name="T12"><text:tab/>„Liečebná rehabilitácia</text:span><text:span text:style-name="T16"> </text:span><text:span text:style-name="T12">je medicínsky odbor, ktorý skúma a využíva prostriedky liečebnej telesnej výchovy, pracovnej, psychosociálnej a výchovnej rehabilitácie v prevencii, diagnóze a liečbe chorôb“ [2].</text:span><text:span text:style-name="T8"> Pri rehabilitácii je nutné časté a dlhodobé opakovanie určitého pohybu, prípadne kombinácií pohybov, ktoré môžu pacientovi po istom čase pripadať nudné a nezáživné. K tomuto dochádza najmä z dôvodu zamerania rehabilitácie viac na funkčnosť, ako na jej zábavnú zložku. </text:span></text:p>
      <text:p text:style-name="P9"><text:tab/>Na vyriešenie tohto problému sa vynikajúco hodia hry, v ktorých je časté opakovanie určitého pohybu či činnosti bežné a využívané k zlepšeniu hrateľnosti. <text:line-break/></text:p>
      <text:p text:style-name="P9"><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9"/>
      <text:p text:style-name="P10"><text:span text:style-name="T8"><text:tab/>Hra je určená pre použitie so zariadením </text:span><text:span text:style-name="T10">Leap Motion</text:span><text:span text:style-name="T8"> (Leap Motion, Inc.) [3]. Je to malé zariadenie pripojené pomocou USB (Universal Serial Bus, v preklade Univerzálna sériová zbernica), ktoré umožňuje snímať pohyby rúk hráča, či objektov ktoré drží. Poskytuje tak možnosť kontroly správneho vykonávania pohybov a zároveň okamžitú spätnú väzbu pre hráča. </text:span></text:p>
      <text:p text:style-name="P13"><text:span text:style-name="T8"><text:line-break/></text:span><text:soft-page-break/><text:span text:style-name="T8"><text:tab/>Ďalej som využil vývojové prostredie </text:span><text:span text:style-name="T10">Unity</text:span><text:span text:style-name="T9">, ktoré je navrhnuté priamo na tvorbu hier a simulačných aplikácií a taktiež poskytuje množstvo voľne dostupných materiálov použiteľných pri vývoji. </text:span><text:span text:style-name="T10">Unity </text:span><text:span text:style-name="T9">podporuje 3 programovacie jazyky (</text:span><text:span text:style-name="T10">C#</text:span><text:span text:style-name="T9">, </text:span><text:span text:style-name="T10">JavaScript</text:span><text:span text:style-name="T9"> a </text:span><text:span text:style-name="T10">Boo</text:span><text:span text:style-name="T9">). </text:span></text:p>
      <text:p text:style-name="P13"><text:span text:style-name="T9">Rozhodol som </text:span><text:span text:style-name="T9">sa </text:span><text:span text:style-name="T9">pre C</text:span><text:span text:style-name="T9">#, </text:span><text:span text:style-name="T9">pretože som s ním zo spomínaných jazykov najbližšie oboznámený.</text:span></text:p>
      <text:p text:style-name="P9"/>
      <text:p text:style-name="P9"><text:tab/>Aby som mohol podobnú hru vytvoriť, bolo nutné podrobne preskúmať možnosti rehabilitácie jemnej motoriky. Po podrobnom prieskume som určil najvhodnejší súbor pohybov pre hráča/pacienta a vývoj hry som týmto pohybom prispôsobil, čím som dosiahol vysokú mieru hrateľnosti a zábavy pre pacienta. </text:p>
      <text:p text:style-name="P19"><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9"/>
      <text:p text:style-name="P19"><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p>
      <text:p text:style-name="P19">Poslednú časť mojej práce tvorí test účinnosti hry na vzorke študentov Masarykovej univerzity. Cieľom tohto testovania je získať spätnú väzbu, hlavne v oblasti hrateľnosti, <text:s/>zábavy a chytľavosti hry. Spätnú väzbu som spracoval a vyhodnotil v záverečnej časti tejto práce.</text:p>
      <text:p text:style-name="P9"/>
      <text:p text:style-name="P13"><text:tab/>Nasledujúci text sa skladá z 2 častí. </text:p>
      <text:p text:style-name="P13">Prvú časť tvorí teória, zber informácií a prieskum oblastí potrebných k vývoju hry.</text:p>
      <text:p text:style-name="P13">Druhú časť tvorí tvorba hry pre rehabilitáciu jemnej motoriky, opis jednotlivých častí vývoja, jej kľúčových prvkov, prezentácia hry ako celku a vyhodnotenie uživateľského <text:soft-page-break/>testovania.</text:p>
      <text:p text:style-name="P2">2 Vážne hry</text:p>
      <text:p text:style-name="P2"><text:tab/><text:span text:style-name="T40">Svetová tržná hodnota </text:span><text:span text:style-name="T56">vážnych hier </text:span><text:span text:style-name="T23">dosiahla v roku 2014 hodnotu 2.46 miliard dolárov a s predpokladanou zloženou ročnou mierou rastu (z anglickej skratky CAGR, inak tiež priemerná ročná výnosová miera investície) dosiahne v roku 2022 hodnotu 10.96 miliard dolárov.[18] Rastúci podiel na trhu dokazuje, že </text:span><text:span text:style-name="T56">vážne hry</text:span><text:span text:style-name="T23"> majú do budúcnosti čo ponúknuť a niektorý analytici ich popisujú ako ďalšiu vlnu technológiou sprostredkovaného učenia.</text:span></text:p>
      <text:p text:style-name="P46"/>
      <text:p text:style-name="P2"><text:span text:style-name="T23"><text:s/><text:tab/>Hry sa podľa Anne Derryberry dajú rozdeliť na </text:span><text:span text:style-name="T56">odpočinkové hry </text:span><text:span text:style-name="T23">(Casual games), </text:span><text:span text:style-name="T56">vážne hry </text:span><text:span text:style-name="T23">a </text:span><text:span text:style-name="T56">reklamné hry</text:span><text:span text:style-name="T23">(advergames).</text:span></text:p>
      <text:p text:style-name="P2"><text:span text:style-name="T23"><text:s/><text:tab/></text:span><text:span text:style-name="T56">Odpočinkové hry </text:span><text:span text:style-name="T23">sú hry, ktorých hlavným účelom je zabaviť hráča. Patrí sem široká škála hier, od hier ako Pac-Man či FarmVille až po AAA tituly (teda hry, ktoré sa rozpočtom, reklamou či hodnotením radia medzi najlepšie) ako napríklad Fallout 4, The Elder Scrolls: Skyrim či World of Warcraft. <text:s/>Sú dostupné na rôznych platformách, ako sú osobný počítač, rôzne herné konzoly, mobilné telefóny či iné. Zatiaľčo učenie sa a vylepšovanie schopností môže nastávať a často aj nastáva, je to vedľajší produkt, nie úmyselný dôsledok hry.</text:span></text:p>
      <text:p text:style-name="P36"><text:span text:style-name="T23"><text:tab/></text:span><text:span text:style-name="T56">Vážne hry</text:span><text:span text:style-name="T23"> sú hry, ktoré sú navrhnuté a vytvorené so zámerom vzdelať, či priamo vylepšiť určitú schopnosť, prípadne schopnosti u hráča. Dnes sa využívajú napríklad pri tréningu záchranných zložiek, pri vojenskom výcviku, vzdelávanie zamestnancov vo firmách, v zdravotníctve a v mnohých školách a univerzitách vo svete. Herný žáner, zložitosť hry či cieľová platforma sa líšia podobne ako pri </text:span><text:span text:style-name="T56">odpočinkových hrách</text:span><text:span text:style-name="T23">. Aj keď hlavným cieľom </text:span><text:span text:style-name="T56">vážnych hier</text:span><text:span text:style-name="T23"> je vzdelávať, hra (a zábava) je ich neodmysliteľnou súčasťou.</text:span></text:p>
      <text:p text:style-name="P39"><text:span text:style-name="T38"><text:tab/></text:span><text:span text:style-name="T37">Reklamné hry</text:span><text:span text:style-name="T38"> sú hry, ktoré čerpajú rovnako z </text:span><text:span text:style-name="T37">odpočinkových hier</text:span><text:span text:style-name="T38"> ako aj </text:span><text:span text:style-name="T37">vážnych hier</text:span><text:span text:style-name="T38">. Využívajú rôzne techniky k propagovaniu produktu, značky, hnutia, politického kandidáta, … Podobne ako </text:span><text:span text:style-name="T37">vážne hry</text:span><text:span text:style-name="T38"> sú na vzostupe a často sa využívajú najmä k propagácii filmov či seriálov (napríklad Lightsaber Escape[20], ktorý vznikol hlavne ako reklama pre blížiacu sa premiéru filmu Star Wars: The Force Awakens). Tieto hry môžu reklamu využívať len čiastočne a spadať tak buď do </text:span><text:span text:style-name="T37">vážne hry</text:span><text:span text:style-name="T38">, alebo do </text:span><text:span text:style-name="T37">casual game</text:span><text:span text:style-name="T38">. Takéto hry sú napríklad Splinter Cell (hlavná postava používa mobil značky Sony ericsson), FIFA International Soccer (na billboardoch v hre sa objavuje značka Adidas)</text:span><text:span text:style-name="T15"> a</text:span><text:span text:style-name="T23"> </text:span><text:span text:style-name="T38">America's army (ktorá v oficiálnom popise hry priznáva, že je určená ako nástroj pre nábor do armády). Posledná menovaná sa radí medzi advergames, pretože vznikla a je podporovaná hlavne ako nástroj na verbovanie do Armády Spojených štátov amerických, no obsahuje prvky všetkých 3 kategórií. Jej zámerom je totiž tiež prilákať masy dobrou grafikou a hrateľnosťou (</text:span><text:span text:style-name="T37">casual game</text:span><text:span text:style-name="T38">). Prvky </text:span><text:span text:style-name="T37">vážne hry </text:span><text:span text:style-name="T38">si hráč môže všimnúť napríklad ak sa rozhodne hrať ako medic (vojenský doktor). Musí totiž absolvovať virtuálny kurz prvej pomoci, ktorý je založený na reálnom tréningu vojenských doktorov v americkej armáde. Sú známe dokonca prípady, kedy takto nadobudnuté vedomosti pomohli hráčovi zachrániť ľudský život[21] .</text:span></text:p>
      <text:p text:style-name="P81"/>
      <text:p text:style-name="P39"><text:span text:style-name="T37"><text:tab/>Vážne hry</text:span><text:span text:style-name="T38"> sa od iných hier odlišujú najmä zameraním sa na konkrétne a zámerné učebné výsledky, aby dosiahli skutočné, kvantifikovateľné a trvale udržateľné zmeny vo </text:span><text:soft-page-break/><text:span text:style-name="T38">výkonnosti a správaní hráča. Pri návrhu týchto hier je nutné organizovať hrateľnosť tak, aby sa zameriavala na zmenu, preddefinovaným spôsobom, názorov, schopností a správania tých, pre ktorých je hra určená a ktorý ju hrajú. Je však tiež nutné, aby si hra udržala zábavné a chytľavé aspekty a zachoval sa tak herný zážitok.</text:span></text:p>
      <text:p text:style-name="P81"/>
      <text:p text:style-name="P81"><text:tab/>Bolo vykonaných množstvo nezávislých štúdií, ktoré skúmali, nakoľko sú hry účinné pri rôznych aktivitách. Jedna štúdia, zaoberajúca sa koordináciou oko – ruka u hráčov a atlétov zistila, že najlepšiu koordináciu majú atléti hrajúci hry, za nimi skončili hráči a atléti ktorý hry nehrali skončili posledný. <text:s/>Ďalšia štúdia zistila, že ľudia ktorý pravidelne hrajú počítačové hry dokážu rýchlejšie spracúvať vizuálne vnemy a dokážu súčasne sledovať o 30% objektov viac ako ľudia, ktorý hry nehrajú pravidelne. Iná štúdia zistila, že pacienti s bolesťami, ktorý po/pri liečbe hrali počítačové hry, mali nižší tlak, lepšie znášali bolesť (hranie hier ich rozptyľovalo, bolesť preto nevnímali tak intenzívne) a prípadná nevoľnosť bola slabšia ako u testov pacientov, ktorý len odpočívali. Tieto štúdie neboli priamo zamerané na vážne hry, no ukázali, že hry sa dajú reálne využiť aj inak ako len pre zábavu.</text:p>
      <text:p text:style-name="P81"/>
      <text:p text:style-name="P39"><text:span text:style-name="T38"><text:s/><text:tab/></text:span><text:span text:style-name="T37">Vážne hry</text:span><text:span text:style-name="T38"> sa využívajú, ako som už v tejto sekcii spomínal, v rôznych odvetviach. </text:span></text:p>
      <text:p text:style-name="P81">Armáda a záchranné zložky boli medzi prvými, kto ich začal využívať, pretože poskytujú možnosť otestovať zvládanie krízových situácserious gamesií vo virtuálnom prostredí, kde prípadná chyba nevedie k vážnym zraneniam, škodám na majetku či smrti.</text:p>
      <text:p text:style-name="P81">Vzdelávacie inštitúcie využívajú hry pre výučbu jazykov, urýchlenie vedeckých experimentov. Hry tiež umožňujú individualizovaný prístup k jednotlivým študentom a ich výuke.</text:p>
      <text:p text:style-name="P39"><text:span text:style-name="T38">V potravinárstve sú využívané napríklad spoločnosťou </text:span><text:span text:style-name="T44">McDonald's v Japonsku na tréning zamestnancov.</text:span></text:p>
      <text:p text:style-name="P58">V zdravotníctve je príkladom terapeutický softvér NEWRON, ktorému sa viac venujem v sekcii <text:s text:c="2"/>(4.1)[1][22]</text:p>
      <text:p text:style-name="P58"/>
      <text:p text:style-name="P15">3 Rehabilitácia</text:p>
      <text:p text:style-name="P20">Rehabilitácia v najširšom zmysle: obnovenie pôvodného stavu, výkonnosti, sebestačnosti, pohyblivosti, pracovnej schopnosti. Do istej miery je vždy súčasťou akejkoľvek liečby, ktorej cieľom je úplne uzdravenie pacienta a obnovenie jeho síl [15, strana 381]</text:p>
      <text:p text:style-name="P16"/>
      <text:p text:style-name="P16"><text:tab/>Rehabilitáciu delíme na krátkodobú a dlhodobú.<text:line-break/><text:span text:style-name="T25">Krátkodobá</text:span><text:span text:style-name="T26"> </text:span><text:span text:style-name="T54">(prechodná) je starostlivosť nadväzujúca na liečebnú starostlivosť, ktorá vedie k upevneniu úplného obnovenia zdravia a normálnej kvality života.<text:line-break/></text:span><text:span text:style-name="T26">Dlhodobá </text:span><text:span text:style-name="T54">(permanentná) sa týka osôb s dlhodobým alebo trvalým zdravotným postihnutím </text:span><text:soft-page-break/><text:span text:style-name="T54">ťažšieho stupňa. Často je spojená s trvalým narušením kvality života <text:s text:c="2"/></text:span><text:span text:style-name="T54">[16]</text:span></text:p>
      <text:p text:style-name="P18">//text o rehabilitácii, technológie aké sa používajú</text:p>
      <text:p text:style-name="P15"/>
      <text:p text:style-name="P15">4 Zariadenia snímajúce pohyb v hernom priemysle </text:p>
      <text:p text:style-name="P11"><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prvú „čistú“ detekciu pohybu hráča (teda k detekcii nie je potrebný žiadny ovládač, narozdiel od, napríklad spomínaného systému Wii). Vďaka obrovskému úspechu týchto zariadení v hernom priemysle a teda vyššej cenovej dostupnosti sa o ne začali zaujímať aj iné odvetvia priemyslu, konkrétne napríklad vojenský, či zdravotníctvo.[14] V tejto kapitole popíšem niekoľko najznámejších zariadení.</text:p>
      <text:p text:style-name="P11"/>
      <text:list xml:id="list21178789" text:style-name="L6">
        <text:list-item>
          <text:list>
            <text:list-header>
              <text:p text:style-name="P61">4.1 Leap Motion</text:p>
              <text:list>
                <text:list-item>
                  <text:list>
                    <text:list-item>
                      <text:list>
                        <text:list-header>
                          <text:p text:style-name="P65"><text:s/><text:tab/>Leap Motion od spoločnosti Leap Motion, Inc. je zariadenie, ktoré sníma vymedzenú časť priestoru získané údaje odosiela do počítača, kde sú ďalej spracovávané. Umožňuje tak vytvorenie 3D <text:s/>modelu ruky hráča v reálnom čase, ako aj prípadných nástrojov vhodného tvaru, ktoré môže držať. Tento model sa dá následne použiť na ovládanie aplikácií v počítači.</text:p>
                        </text:list-header>
                      </text:list>
                    </text:list-item>
                  </text:list>
                </text:list-item>
              </text:list>
            </text:list-header>
          </text:list>
        </text:list-item>
      </text:list>
      <text:p text:style-name="P16"><text:s/><text:tab/>Je dostupný ako samostatné zariadenie, či ako súčasť niektorých notebookov značky HP. Vynikajúco sa hodí pre použitie so zariadením Oculus Rift.</text:p>
      <text:list xml:id="list24272490" text:continue-numbering="true" text:style-name="L6">
        <text:list-item>
          <text:list>
            <text:list-item>
              <text:list>
                <text:list-item>
                  <text:list>
                    <text:list-item>
                      <text:list>
                        <text:list-header>
                          <text:p text:style-name="P78"><text:span text:style-name="T28"><text:s/><text:tab/>Leap Motion som si vybral </text:span><text:span text:style-name="T28">a </text:span><text:span text:style-name="T28">používal ho najmä</text:span><text:span text:style-name="T28"> kvôli širokej základni vývojárov <text:line-break/>viac ako 200 000) </text:span><text:span text:style-name="T28">[3], </text:span><text:span text:style-name="T28">cenovej dostupnosti (40-80$), kompaktnosti (nevyžaduje priveľký priestor, narozdiel napríklad od Kinectu), nedostatku aplikácií podobných mojej (viac v sekcii 4) a vysokej presnosti. Výrobcom udávaná presnosť 0,01 milimetra nie je v reálnych podmienkach možná. Experimentálne bola zistená presnosť približne 0,7 milimetrov, čo je však stále lepšie ako napríklad Kinect, ktorý má približnú odchýlku 1,5mm. S </text:span><text:soft-page-break/><text:span text:style-name="T28">prihliadnutím na fakt, že presnosť ktorej je schopný priemerný zdravý človek je približne 0,4 mm mi teda presnosť zariadenia Leap Motion vyhovovala.</text:span><text:span text:style-name="T28">[17]</text:span><text:span text:style-name="T28"><text:line-break/></text:span></text:p>
                          <text:list>
                            <text:list-item>
                              <text:list>
                                <text:list-header>
                                  <text:p text:style-name="P78"><text:span text:style-name="T28"><text:s/><text:tab/>Zariadenie sa skladá z 32Mbit NOR flash pamäte, 3 infračervených LED </text:span><text:span text:style-name="T45">(Light-emitting diode, v preklade svetelná dióda. </text:span><text:span text:style-name="T45">Ďalej len LED), </text:span><text:span text:style-name="T28">a 2 infračervených kamier, každá s rozlíšením 640x240. Tieto kamery snímajú infračervené svetlo s vlnovou dĺžkou 850 nanometrov (blízke infračervené svetlo), čo je mimo farebného spektra, ktoré je pre ľudské oko v rozmedzí približne 390 – 700 nm.</text:span></text:p>
                                  <text:list>
                                    <text:list-item>
                                      <text:list>
                                        <text:list-header>
                                          <text:p text:style-name="P78"><text:span text:style-name="T28"><text:s/><text:tab/>Širokouhlé objektívy poskytujú zariadeniu približne 0,227 </text:span><text:span text:style-name="T28">m³</text:span><text:span text:style-name="T28"> snímaného priestoru v tvare obrátenej pyramídy. Výška tohto priestoru je približne 60 centimetrov. Tento rozsah je limitovaný šírením svetla z LED priestorom a teda intenzitou tohto svetla. Intenzita je limitovaná maximálnou veľkosťou elektrického prúdu, ktorú je USB 2.0 schopné preniesť.</text:span></text:p>
                                          <text:list>
                                            <text:list-header>
                                              <text:p text:style-name="P65"><text:s/><text:tab/>Flash pamäť zabezpečuje zapnutie LED len v momente, keď obe kamery zachytávajú snímku, čím sa výrazne šetrí spotreba energie a tiež tak umožňuje väčšiu intenzitu žiarenia. </text:p>
                                              <text:p text:style-name="P65"><text:s/><text:tab/>Zariadenie načíta dáta z kamier do vlastnej pamäte, vykoná potrebné úpravy, spojí snímky z kamier do jedného balíčka a ten sa odošle na ďalšie spracovanie Leap Motion softvéru v počítači. V jednej z posledných aktualizácií vývojári sprístupnili aj tieto neupravené (raw) snímky pre voľné použitie.</text:p>
                                              <text:p text:style-name="P65"><text:s/><text:tab/>Snímané dáta sú vo forme šedotónového obrazu (obraz v ktorom každý pixel nesie len jednu hodnotu, intenzitu, a tá je zobrazovaná v odtieňoch šedej) infračerveného spektra rozdeleného na ľavú a pravú kameru. </text:p>
                                              <text:p text:style-name="P78"><text:span text:style-name="T28"><text:s/><text:tab/>Po prijatí dát počítačom ich ďalej spracúva služba Leap Motion Service. Tá nevytvára hĺbkovú mapu (týmto spôsobom to robí napriklad Kinect a predpokladalo sa teda, že Leap Motion využije podobného systému), pretože reprezentácia 3D objektov ktorú by hĺbková mapa poskytovala nie je nutná, keďže pre potreby Leap Motion je dostačujúci obrys ruky. Táto služba najskôr odstráni z pozadia objekty (napríklad hlavu hráča), nežiadúce osvetlenie okolia a následne vygeneruje 3D reprezentáciu objektov z pohľadu kamery. <text:s/>Následne sa pokúsi získať sledované informácie, ako sú prsty a nástroje </text:span><text:soft-page-break/><text:span text:style-name="T28">(Leap Motion za vhodný nástroj považuje objekt v tvare úzkeho valca, napríklad ceruzku či pero). </text:span></text:p>
                                              <text:p text:style-name="P65"><text:s/><text:tab/>Sledovací algoritmus potom interpretuje získané dáta a od verzie 2 tiež odhaduje pozíciu objektov ktoré kamera nezachytila (pretože sú zakryté, prípadne mimo sledovaného priestoru) podľa pozície ostatných objektov. Pomerne presne je tak schopný vykresliť napríklad polohu prstov aj ak sa nenachádzajú na snímke. Následné filtrovacie algoritmy zaisťujú hladkú dočasnú súvislosť dát a odstránia prípadné nezrovnalosti. Výsledný obraz je následne vo forme snímky so všetkými sledovanými údajmi odoslaný do jedného z protokolov transportnej vrstvy. Skrz tento protokol potom služba komunikuje s aplikáciou Leap Motion Control Panel (ktorá sprostredkúva interakciu medzi zariadením Leap Motion a aplikáciami v počítači), a tiež s natívnymi knižnicami (knižnice špecifické pre daný hardvér či platformu) a webovými knižnicami skrz TCP a WebSocket porty. Klientská knižnica organizuje dáta do objektovo orientovanej štruktúry, spravuje históriu snímok a poskytuje pomocné funkcie a triedy. [16]</text:p>
                                            </text:list-header>
                                          </text:list>
                                        </text:list-header>
                                      </text:list>
                                    </text:list-item>
                                  </text:list>
                                </text:list-header>
                              </text:list>
                            </text:list-item>
                          </text:list>
                        </text:list-header>
                      </text:list>
                    </text:list-item>
                  </text:list>
                </text:list-item>
              </text:list>
              <text:p text:style-name="P61"/>
              <text:p text:style-name="P61">4.2 Kinect</text:p>
              <text:list>
                <text:list-item>
                  <text:list>
                    <text:list-item>
                      <text:list>
                        <text:list-header>
                          <text:p text:style-name="P88"><text:s/><text:tab/>Kinect od spoločnosti Microsoft pre Xbox 360, Xbox One, či pre osobné počítače, je súčasnej dobe je asi najznámejším zariadením pre snímanie pohybu v hernom priemysle. Za svoj úspech vďačí najme cenovej dostupnosti(100-150$), ktorú si firma Microsoft zaistila vývojom nízko nákladových 3-D kamier, ktoré sú hlavnou súčasťou zariadenia. <text:line-break/>3-D camera Kinectu funguje na podobnom princípe ako Leap Motion, infračervené lúče sú vysielané so špecifickým vzorom (narozdiel od zariadenia Leap Motion) a zachytávané kamerou, ktorá získané údaje posiela zariadeniu na ďalšie spracovanie.<text:span text:style-name="T1"> </text:span><text:span text:style-name="T1">Jedným z rozdielom oproti zariadeniu Leap Motion je použitie Time of Flight princípu. Kamera vie, ako dlho svetlu trvá prekonať vzdialenosť do určitého bodu a späť a môže ju teda vypočítať podľa doby „letu“ svetla, teda času, ktorý uplynie medzi vyžiarením svetla a prijatím jeho odrazu kamerou.[6] </text:span></text:p>
                        </text:list-header>
                      </text:list>
                    </text:list-item>
                  </text:list>
                </text:list-item>
              </text:list>
              <text:p text:style-name="P61"><text:line-break/>4.3 Geomagic touch</text:p>
              <text:p text:style-name="P77"><text:span text:style-name="T19"><text:s/><text:tab/></text:span><text:span text:style-name="T21">Geomagic touch je motorizované zariadenie, ktoré poskytuje silovú spätnú väzbu </text:span><text:soft-page-break/><text:span text:style-name="T21">na používateľovej ruke, čím umožňuje </text:span><text:span text:style-name="T22">cítiť</text:span><text:span text:style-name="T20">, či </text:span><text:span text:style-name="T22">uchopiť </text:span><text:span text:style-name="T20">virtuálne objekty v 3D priestore.<text:line-break/></text:span><text:span text:style-name="T20">Pre svoju vyššiu cenu (približne 3900 </text:span><text:span text:style-name="T20">$ [10]</text:span><text:span text:style-name="T20">) je však používaný z väčšej časti len pre vedu a výskum</text:span><text:span text:style-name="T20"> </text:span><text:span text:style-name="T20">.</text:span></text:p>
              <text:p text:style-name="P77"/>
            </text:list-item>
          </text:list>
        </text:list-item>
      </text:list>
      <text:list xml:id="list21187170" text:style-name="L7">
        <text:list-item>
          <text:list>
            <text:list-header>
              <text:p text:style-name="P62">4.4 Wii Remote</text:p>
              <text:p text:style-name="P67"><text:span text:style-name="T25"><text:tab/></text:span><text:span text:style-name="T40">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text:span></text:p>
              <text:list>
                <text:list-header>
                  <text:p text:style-name="P67"><draw:frame draw:style-name="fr1" draw:name="Frame1" text:anchor-type="paragraph" svg:x="12.072cm" svg:y="4.544cm" svg:width="4.897cm" draw:z-index="1"><draw:text-box fo:min-height="3.789cm"><text:p text:style-name="Illustration"><draw:frame draw:style-name="fr3" draw:name="graphics2" text:anchor-type="paragraph" svg:x="0.004cm" svg:y="0.002cm" svg:width="4.897cm" style:rel-width="100%" svg:height="3.789cm" style:rel-height="scale" draw:z-index="2"><draw:image xlink:href="Pictures/20000007000033FE000026A812F48A87.svm" xlink:type="simple" xlink:show="embed" xlink:actuate="onLoad"/></draw:frame>Illustration <text:sequence text:ref-name="refIllustration0" text:name="Illustration" text:formula="ooow:Illustration+1" style:num-format="1">1</text:sequence>: [31]</text:p></draw:text-box></draw:frame><text:span text:style-name="T40"> <text:tab/>Wii Remote obsahuje akcelerometer, ktorý je schopný zaznamenať pohyb ovládača vo všetkých 3 osách a tiež rýchlosť tohto pohybu. Je tiež schopné vypočítať rotáciu do strany (okolo osi Z) a rotáciu vpred (okolo osi X). Pre tento výpočet zariadenie zistí, ktorým smerom pôsobí gravitácia (tj. ktorým smerom je „dole“) a porovná jej uhol s uhlom ovládača (lokálna osa Z ovládača). Podľa veľkosti uhla vie určiť, či je ovládač natočený smerom k podlahe ( uhol je menší ako 90°), alebo k stropu (uhol je väčší ako 90°). Podobne určuje rotáciu do strany (uhol medzi smerom pôsobenia gravitácie a lokálnou osou X ovládača). </text:span><text:span text:style-name="T40">Tieto inform</text:span><text:span text:style-name="T40">ácie sa potom odosielajú cez Bluetooth do Wii konzoly. Zariadenie tiež obsahuje infračervený sensor, ktorý zachytáva infračervené svetlo vyžarované zariadením Senzor Bar, ktoré je upevnené nad alebo pod obrazovkou. Podľa toho, v ktorej časti zorného poľa ovládača sa toto svetlo nachádza, <text:s/>Wii Remote určuje, na ktorú časť obrazovky smeruje (ak je Senzor Bar umiestnený tesne nad obrazovkou tak Wii Remote vie, že ak svetlo zachytáva v spodnej časti zorného poľa, musí byť nasmerovaný na vrchnú časť obrazovky)</text:span><text:span text:style-name="T40">[31]</text:span></text:p>
                </text:list-header>
              </text:list>
              <text:p text:style-name="P62"/>
              <text:p text:style-name="P62">4.5 Le Stick</text:p>
            </text:list-header>
          </text:list>
        </text:list-item>
      </text:list>
      <text:p text:style-name="P13"><text:span text:style-name="T40"><text:s/><text:tab/>Vôbec prvý </text:span><text:span text:style-name="T40">hern</text:span><text:span text:style-name="T40">ý ovládač na trhu vyvinutý v roku 1981 <text:s/>firmou DataSoft Inc.</text:span><text:span text:style-name="T40">[7]</text:span></text:p>
      <text:p text:style-name="P16">Detekcia pohybu bola mechanická, pohyb bol detekovaný pomocou ortuťového jadra. Údaje o pohybe jadra boli posielané hernej konzole, ktorá ich spracovala. Ovládač bol <text:soft-page-break/>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16"/>
      <text:list xml:id="list21181584" text:style-name="L8">
        <text:list-item>
          <text:list>
            <text:list-header>
              <text:p text:style-name="P63">4.6 Asus Eee Stick</text:p>
              <text:list>
                <text:list-header>
                  <text:p text:style-name="P66"><text:s/><text:tab/>Herný ovládač od spoločnosti ASUSTek vyvinutý pre osobné počítače Eee PC a EeeBox PC, taktiež od spoločnosti ASUSTek. Dizajnovo aj technicky veľmi podobný Wii Remote (sekcia 3.4) </text:p>
                </text:list-header>
              </text:list>
            </text:list-header>
          </text:list>
        </text:list-item>
      </text:list>
      <text:p text:style-name="P18"><text:span text:style-name="T19"><text:line-break/>4</text:span><text:span text:style-name="T25">.7</text:span> <text:span text:style-name="T4">PlayStation®4 Eye</text:span></text:p>
      <text:p text:style-name="P18"><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bohužiaľ však nie tak presne ako Kinect či dokonca Leap Motion) rozpoznať hĺbku priestoru (teda tretí rozmer). <text:s/>To umožňuje PS4 Eye vystrihnúť obraz hráča z pozadia alebo určiť jeho polohu (vzhľadom k PS4). Postavy v hre sa tak napríklad môžu otočiť priamo na hráča.[5] V súčasnej dobe je systém detekcie pohybu pre PS4 skôr doplnkom, narozdiel od zariadení Leap Motion a Kinect, kde tvorí základnú zložku.</text:span></text:p>
      <text:p text:style-name="P21"/>
      <text:p text:style-name="P1"><text:span text:style-name="T42">5 Použitie zariadení snímajúcich pohyb v zdravotníctve</text:span> </text:p>
      <text:p text:style-name="P1"><text:tab/><text:span text:style-name="T40">Zariadenia snímajúce pohyb sú v poslednej dobe cenovo dostupné a začali sa často využívať aj v zdravotníctve. Používajú sa v domácnostiach (pri rehabilitácii), či priamo v nemocnicach. Spomenul som niekoľko známejších, často používaných či ľahko dostupných variant.</text:span></text:p>
      <text:p text:style-name="P48"><text:s/></text:p>
      <text:p text:style-name="P2">5.1 NEWRON</text:p>
      <text:p text:style-name="P5"><text:span text:style-name="T35"><text:s/><text:tab/></text:span><text:span text:style-name="T29">Terapeutický systém NEWRON <text:s/>je PC aplikácia </text:span><text:span text:style-name="T29">zložená zo</text:span><text:span text:style-name="T29"> sady hier, ktorých prostredníctvom je možné priebežne pôsobiť na sociálne vnímanie a sociálnu interakciu jedincov cieľovej skupiny, aktivovať ich psychomotorické či rozhodovacie funkcie a taktiež optimalizovať využívanie moderných informačných technológií v prospech osobného rozvoja.</text:span><text:span text:style-name="T29">[23]</text:span></text:p>
      <text:p text:style-name="P5"><text:span text:style-name="T29"><text:tab/></text:span><text:span text:style-name="T29">Projekt je súčasťou aplikovaného výskumu Masarykovej univerzity, je voľne dostupný k stiahnutiu a v súčasnej dobe je cielený primárne na deti a mládež s diagnostikovanou poruchou autistického spektra(PAS). <text:s/>Snaží sa o zapojenie dieťaťa do </text:span><text:soft-page-break/><text:span text:style-name="T29">procesu hrania hier v domácom prostredí, ktoré sú súčasťou projektu a ktoré sú navrhnuté k zlepšeniu stavu dieťaťa. </text:span></text:p>
      <text:p text:style-name="P49"><text:tab/>V ďalších fázach projektu sa predpokladá rozšírenie cieľovej skupiny aj na pacientov s inou diagnózou ako PAS. Je možné tiež rozšírenie o nové technológie, segmenty, hry či aplikácie. </text:p>
      <text:p text:style-name="P49"/>
      <text:p text:style-name="P49"><text:tab/>Na ovládanie systému NEWRON a hier v ňom obsiahnutých sa v súčasnej dobe využíva myš, Kinect, Leap Motion a dotykové ovládanie <text:s/>v závislosti od toho, čo má daná hra za úlohu precvičovať a od platformy na ktorej je spustená. </text:p>
      <text:p text:style-name="P2">5.2 TedCube</text:p>
      <text:p text:style-name="P39"><text:span text:style-name="T35"><text:tab/></text:span><text:span text:style-name="T29">TedCube od firmy TedCas Medical Systems je relatívne malé zariadenie, ktoré údajne umožňuje ovládanie akéhokoľvek systému pomocou gest a hlasu. Výrobca uvádza 100</text:span><text:span text:style-name="T32">% </text:span><text:span text:style-name="T33">kompatibilitu, nezávislosť na platforme, verzii či technológii systému. Požadované je len rozoznanie štandardnej myši a klávesnice. TedCube samotný nie je schopný snímať pohyb či zaznamenávať zvuk. Funguje ako sprostredkovateľ medzi zariadením schopným detekovať pohyb (Leap Motion, Kinect, atp.) či zvuk a počítačom, bez nutnosti inštalácie akýchkoľvek ovládačov či softvéru. Výrobca viac podrobností o funkčnosti nezverejnil.</text:span></text:p>
      <text:p text:style-name="P83"><text:tab/>Zariadenie je určené najmä pre chirurgov, ktorý sa počas operácie nesmú dotýkať myši či klávesnice.[25] </text:p>
      <text:p text:style-name="P2">5.3 TedSign</text:p>
      <text:p text:style-name="P1"><text:s/><text:tab/><text:span text:style-name="T40">Informačný systém vyvinutý firmou TedCas Medical Systems pre použitie pri operáciách (podobne ako TedCube) umožňuje plne bezdotykové ovládanie, prístup k potrebným údajom, jednoduché ovládanie a možnosť použitia pri akomkoľvek type operácie. Rovnako ako TedCube výrobca nezverejnil, akým spôsobom systém funguje[26]</text:span></text:p>
      <text:p text:style-name="P2">5.4 Visual Touch Therapy</text:p>
      <text:p text:style-name="P2">//SAME THING AS I AM DOING</text:p>
      <text:p text:style-name="P37"><text:span text:style-name="T42"><text:tab/></text:span><text:span text:style-name="T41">Visual Touch Therapy (VTT) je herná platforma, ktorá využíva Leap Motion ako terapeutický/liečebný/rehabilitačný nástroj pre </text:span><text:span text:style-name="T41">ľudí s poruchami pohyblivosti, ako napríklad pacienti po úraze hlavy, chrbtice, mŕtvici či s poškodením nervovej sústavy. Obsahuje bežné herné mechanizmy, ktoré využívajú opakujúcich sa pohybových cvičení poskytujúc spôsob terapie založený na neustálom odmeňovaní úsilia a okamžitej odozve.</text:span></text:p>
      <text:p text:style-name="P39"><text:span text:style-name="T36"><text:s/><text:tab/></text:span><text:span text:style-name="T34">VTT v súčasnej dobe obsahuje 3 jednoduché hry, každú zameranú na iný pohyb, každý z nich typicky používaný pri terapii. Každá hra obsahuje množstvo odznakov, </text:span><text:span text:style-name="T30">úspe</text:span><text:span text:style-name="T31">chov, mikro odmien, a prehľad skóre.</text:span></text:p>
      <text:p text:style-name="P85"><text:tab/>Dôležitým prvkom terapie je sledovanie pokroku pacienta. Toto umožňuje Progress Dashboard (Panel pokroku), ktorý zobrazuje údaje ako čas strávený cvičením, počet úspechov, pokrok v každej úrovni a rôzne štatistiky. Umožňuje tak hráčovi sledovať, či dodržiava stanovený režim terapie.</text:p>
      <text:p text:style-name="P39"><text:span text:style-name="T31"><text:tab/>VTT tiež pomocou web kamery sleduje a kontroluje správne držanie tela hráča.</text:span><text:span text:style-name="T31">[28]</text:span></text:p>
      <text:p text:style-name="P85"/>
      <text:p text:style-name="P2">5.5 Vivid Vision</text:p>
      <text:p text:style-name="P39"><text:span text:style-name="T35"><text:tab/></text:span><text:span text:style-name="T29">Projekt Vivid Vision pôvodne vznikol pod názvom Diplopia ako možný spôsob liečby porúch zraku, konkrétne sa jednalo o strabismus (škúlenie, nedostatočná koordinácia oboch očí, jedno sa odchyľuje od smeru pozorovaného predmetu) a </text:span><text:soft-page-break/><text:span text:style-name="T29">ambolyopiu (tupozrakosť, pacient nevidí ostro na jedno oko) pomocou hry. Využíva kombináciu zariadení Oculus Rift a Leap Motion. Oculus Rift zobrazoval virtuálnu realitu vo forme hry a poskytoval každému oku inú časť informácie, nútil hráča spracovať informácie z oboch očí. Leap Motion poskytuje prirodzený spôsob interakcie vo virtuálnej realite. Názov projektu sa neskôr zmenil na Vivid Vision. Do dnešného dňa prebehli 2 odborné štúdie (jedna ukončená, jedna prebiehajúca). Ukončená štúdia prebehla v UVEA Mediklinik na Slovensku na 15 pacientoch s diagnostikovanou ambolyopiou. 60</text:span><text:span text:style-name="T29">% sledovan</text:span><text:span text:style-name="T29">ých pacientov preukázalo výrazné zlepšenie zdravotného stavu po niekoľkých týždňoch používania. Aj najmä vďaka tejto štúdii je od 15.04.2015 Vivid Vision používaný v niektorých očných klinikách v USA.</text:span><text:span text:style-name="T29">[24]</text:span></text:p>
      <text:p text:style-name="P2">5.6 Fruit Ninja</text:p>
      <text:p text:style-name="P1"><text:span text:style-name="T42"><text:tab/></text:span><text:span text:style-name="T41">V apríli roku 2014 vyšla štúdia zaoberajúca sa možnosťami využitia Leap Motion pri rehabilitácii pacientov po mŕtvici. Využila k tomu hru Fruit Ninja, ktorá bola upravená pre potreby štúdie. Testovaná vzorka 14 pacientov s rôznym stupňom postihnutia hrala takto upravenú hru a ich štatistiky boli zaznamenávané a neskôr vyhodnotené. Výsledky štúdie potvrdzujú spojenie medzi štatistikami hráča a hodnotami testov určených pre diagnostiku stupňa obmedzenosti pohybu pacienta. Testovaná skupina tiež potvrdila, že pohyby vykonávané pri hre sú pohyby potrebné, prípadne vhodné, pre ich úspešnú rehabilitáciu a zároveň vyjadrili ochotu k pravidelnému hraniu hry. Štúdia sa však z väčšej časti zameriava na vzťah štatistík hráča a hodnôt testov pacienta a nevenuje sa dostatočne využitiu hry pre rehabilitačné účely (obmedzuje sa len na dotazník testovanej vzorky pacientov). Štúdia tiež vznikla približne mesiac pred vydaním verzia 2 Leap Motion, ktorá vylepšila snímanie ruky a odstránila problém, kedy Leap Motion predpokladalo, že prst/y, ktoré zmizli zo zorného poľa zariadenia sa už na ruke nenachádzajú. Tomuto problému bola venovaná časť štúdie, ktorá mohla byť, s použitím Leap Motion verzie 2 venovaná napríklad väčšiemu dôrazu na rehabilitáciu.</text:span><text:span text:style-name="T41">[27]</text:span></text:p>
      <text:p text:style-name="P1"/>
      <text:p text:style-name="P51"/>
      <text:p text:style-name="P46"/>
      <text:p text:style-name="P2"><text:line-break/>6 Použité technológie</text:p>
      <text:p text:style-name="P26"><text:s/><text:tab/><text:span text:style-name="T40">V tejto kapitole pop</text:span><text:span text:style-name="T40">íšem technológie, ktoré som pri vývoji hry využil. </text:span></text:p>
      <text:p text:style-name="P26">6.1 Unity <text:tab/></text:p>
      <text:p text:style-name="P27"><text:tab/><text:span text:style-name="T40">Unity od spoločnosti Unity Technologies je vývojová platforma pre tvorbu multiplatformových 3D a 2D hier. Je dosutpné v Profesional a Personal edíciach, pričom Personal verzia je úplne bezplatná a obsahuje všetky potrebné prvky pre vytvorenie kompletnej hry. Medzi výhody Pro verzie patria väčšinou nástroje určené k ladeniu hry a možnosť vydať hru s ročným obratom vyšším ako 100 </text:span><text:span text:style-name="T40">000$ (</text:span><text:span text:style-name="T40">čo v Personal verzii licencia explicitne zakazuje). </text:span><text:span text:style-name="T40">Medzi</text:span><text:span text:style-name="T40"> podporované platformy a zariadenia patria iOS, Android, Windows, Mac, Linux, WebGL, Playstation VR, Xbox 360, Oculus rift a mnohé iné.</text:span></text:p>
      <text:p text:style-name="P55"/>
      <text:p text:style-name="P27"><text:span text:style-name="T40"><text:tab/>Unity je vedúcim softvérom pre vývoj hier, s približne 45% podielom na trhu a podobným množstvom vývojárov (47% herných vývojárov vyvíja v Unity)[29]. Celkový počet registrovaných vývojárov činí približne 4,5 miliónov. Pre Unity teda existuja obrovská základňa vývojárov, ktorý môžu svoje výtvory zdieľať cez Asset Store. Asset </text:span><text:soft-page-break/><text:span text:style-name="T40">Store je elektronický obchod priamo v Unity s množstvom objektov, animácií, skriptov a rôznych súborov, z ktorých niektoré sú spoplatnené, súhrnne nazývaných assets (preto „Asset“ Store). <text:s/>V Unity vzniklo veľké množstvo hier, ktorých spoločná hráčska základňa presahuje 600 miliónov. Medzi najznámejšie z nich patria hry ako Wastleland 2, <text:s/>ARMA Tactics, Deus Ex: The Fall, Fallout Shelter, Hearthstone: Heroes of Warcraft.</text:span></text:p>
      <text:p text:style-name="P53"><text:tab/></text:p>
      <text:p text:style-name="P27"><text:span text:style-name="T40"><text:tab/>Unity podporuje 3 skriptovacie jazyky: C#, </text:span><text:span text:style-name="T40">Unity Script a Boo. O</text:span><text:span text:style-name="T40">ficiálna podpora posledného bola s vydaním verzie 5.0 ukončená, avšak skripty sú stále kompatibilné.<text:line-break/>Podporovaný je tiež jazyk ShaderLab, ktorý slúži pre písanie shaderov v Unity. Vývoj v Unity je rýchly a pohodlný aj vďaka veľkému množstvu možností prispôsobiť si prostredie podľa seba, či spúšťať skripty priamo v editore (teda bez toho aby aplikácia/vyvíjaná hra musela byť spustená).<text:line-break/><text:line-break/>Ďalšou skvelou vlastnosťou Unity je už spomínaná široká základňa vývojárov. Okrem množstva <text:s/>assetov na Asset Store existuje aj široká komunita okolo diskusného fóra Unity, kde môže (nie len) začínajúci programátor požiadať o radu ostatných programátorov, ktorý väčšinou ochotne s problémom pomôžu či poradia. </text:span></text:p>
      <text:p text:style-name="P53"/>
      <text:p text:style-name="P53">Existuje tiež veľké množstvo oficiálnych tutoriálov, ktoré sú kvalitne spracované a voľne dostupné a výrazne tak uľahčujú prácu s Unity. </text:p>
      <text:p text:style-name="P53"/>
      <text:list xml:id="list24286994" text:continue-list="list21171058" text:style-name="L4">
        <text:list-item>
          <text:list>
            <text:list-item>
              <text:p text:style-name="P52">Microsoft Visual Studio 2015</text:p>
              <text:p text:style-name="P54"><text:s/><text:tab/>Microsoft Visual Studio 2015 od spoločnosti Microsoft je vývojové prostredie určené pre tvorbu aplikácií pre Windows, Android, iOS a webových aplikácií. Je podporované v Unity a najmä vďaka mojím predošlým skúsenostiam som si ho zvolil ako náhradu základného vývojového prostredia Unity s názvom MonoDevelop</text:p>
              <text:p text:style-name="P52">6.3 <text:tab/>Visual Studio 2015 Tools for Unity</text:p>
              <text:p text:style-name="P52"><text:s/><text:tab/><text:span text:style-name="T40">Nástroje pre Microsoft Visual Studio 2015 ktoré uľahčujú vývoj v Unity. Najmä umožňujú debugovanie (odstraňovanie chýb, tzv. „bugov“ z kódu) v Unity, pridávanie breakpointov (bodov, v ktorých sa vykonávanie kódu dočasne pozastaví), sledovanie hierarchie scriptov priamo z Visual Studia a výpis z Unity konzoly priamo vo Visual Studiu. </text:span></text:p>
              <text:p text:style-name="P52">6.4 <text:tab/>Leap Motion SDK 2.3.1.31549</text:p>
              <text:p text:style-name="P54"><text:s/><text:tab/>Súbor nástrojov nutných pre vývoj v Unity s využitím zariadenia Leap Motion.</text:p>
            </text:list-item>
          </text:list>
        </text:list-item>
      </text:list>
      <text:p text:style-name="P53"/>
      <text:p text:style-name="P21">7 Návrh hry</text:p>
      <text:p text:style-name="P22"><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text:soft-page-break/>podobne ako <text:span text:style-name="T47">napr</text:span><text:span text:style-name="T51">íklad v hre Rock of Ages </text:span><text:span text:style-name="T47">[32]</text:span>. V hre sú v súčasnej dobe 4 úrovne v ktorých hráč naviguje guličku do cieľa a 1 úroveň v ktorej je možné plne upravovať prostredie. Túto poslednú úroveň môže hráč využiť pre návrh vlastných úrovní, či len pre úpravu prostredia („sandbox“). </text:p>
      <text:p text:style-name="P22"/>
      <text:p text:style-name="P23"><text:span text:style-name="T28"><text:tab/>Ako som spomenul v predchádzajúcej kapitole, šlo mi do určitej, obmedzenej miery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ako napríklad v decembri 2015, kedy hráč z Ruska žaloval firmu Bethesda Softworks LLC, pretože ich hra (Fallout 4) bola príliš návyková a stratil kvôli nej prácu a rodinu[18]</text:span><text:span text:style-name="T28">. </text:span><text:span text:style-name="T28">I</text:span><text:span text:style-name="T28">d</text:span><text:span text:style-name="T28">e</text:span><text:span text:style-name="T28"> </text:span><text:span text:style-name="T28">však o extrémny prípad, ktorý už nie je žiadúci.</text:span><text:span text:style-name="T28"> V súvislosti s mojou hrou však ide o pozitívnu vlasť hlavne z troch dôvodov:</text:span></text:p>
      <text:p text:style-name="P22"><text:tab/>1) Mojim zámerom je, aby hráč u hry strávil čo možno najväčšie množstvo času, <text:s/>z <text:tab/>dôvodu urýchlenia rehabilitácie</text:p>
      <text:p text:style-name="P22"><text:tab/>2) Držanie ruky vo vodorovnej polohe bez možnosti opierať ju o stôl (čo je poloha <text:tab/>umožňujúca používať Leap motion) je značne namáhavé a ani zdravý jedinec by <text:tab/>nebol schopný hrať hru bez prestávky dlhšie ako niekoľko desiatok minút. T<text:span text:style-name="T51">ýmto </text:span></text:p>
      <text:p text:style-name="P89"><text:s/><text:tab/>spôsobom sú prirodzene, bez nutnosti vonkajšieho zásahu „vynútené“ prestávky<text:tab/></text:p>
      <text:p text:style-name="P22"><text:tab/>3) Ako jediný vývojár tejto hry nie som reálne schopný hru prepracovať do takej <text:tab/>miery aby bola reálne návyková (Bez použitia techník využívaných v hazardných <text:tab/>hrách. Tie som však nevyužil).</text:p>
      <text:p text:style-name="P22"><text:s/></text:p>
      <text:p text:style-name="P22"/>
      <text:list xml:id="list21190604" text:style-name="L9">
        <text:list-item>
          <text:list>
            <text:list-item>
              <text:p text:style-name="P91">Účel hry</text:p>
            </text:list-item>
          </text:list>
        </text:list-item>
      </text:list>
      <text:p text:style-name="P22"><text:tab/>Hra je určená pre rehabilitáciu pacientov po zranení ruky (svalstva, nervov, kostí, väziva a kĺbov spojených s funkciami ruky, najmä v oblasti dlane a prstov), centrálnej nervovej sústavy (konkrétne poruchy obmedzujúce pohyblivosť ruky, najmä v oblasti dlane a prstov), alebo po prekonaní mŕtvice, najmä s obmedzením pohybu niektorej z častí ruky, prípadne slabej koordinácie rúk. Účelom hry je pokiaľ možno úplne, minimálne však čiastočné zlepšenie zdravotného stavu, dosiahnuté častým vykonávaním opakujúcich sa pohybov, ktoré hra propaguje. </text:p>
      <text:p text:style-name="P22"/>
      <text:list xml:id="list24285059" text:continue-numbering="true" text:style-name="L9">
        <text:list-item>
          <text:list>
            <text:list-item>
              <text:p text:style-name="P91">Princípy hry</text:p>
              <text:list>
                <text:list-item>
                  <text:list>
                    <text:list-header>
                      <text:p text:style-name="P91"><text:s/><text:tab/><text:span text:style-name="T40">Ako bolo spomenuté v sekcii 7, hra je rozdelená na úrovne s ovládaním guličky a na „sandbox“ úroveň. <text:line-break/>V úrovniach s ovládaním guličky ide o úspešné presunutie guličky do cieľa, pričom medzi </text:span><text:soft-page-break/><text:span text:style-name="T40">štartom a cieľom sú rozmiestnené mince, ktorých zbieranie zvyšuje hráčove skóre. </text:span></text:p>
                      <text:p text:style-name="P93">(_!_TODO consider awarding points for best time) Mince sú rozmiestnené tak, aby bol hráč odmeňovaný za zvolenie si cesty s vyššou obtiažnosťou a zároveň tak, aby bolo možné v každej úrovni zozbierať všetky mince (hráč má teda motiváciu k tomu hrať každý 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Editoru (úprava terénu) do Play módu, kde sa gulička presunie na štart a hráč má opäť za úlohu dostať sa do cieľa, tentokrát už v ním vytvorenej úrovni. (_!_TODO finish sandbox level)</text:p>
                      <text:p text:style-name="P93"/>
                    </text:list-header>
                  </text:list>
                </text:list-item>
              </text:list>
            </text:list-item>
            <text:list-item>
              <text:p text:style-name="P91">Ovládanie</text:p>
            </text:list-item>
          </text:list>
        </text:list-item>
      </text:list>
      <text:p text:style-name="P28"><text:tab/><text:span text:style-name="T40">Hra je sa ovláda kombináciou myši, klávesnice a zariadenia Leap Motion, pričom dôraz je kladený hlavne na Leap Motion. </text:span><text:span text:style-name="T48">Leap Motion bol zvolen</text:span><text:span text:style-name="T52">ý pretože zo skúmanej, cenovo dostupnej konkurencie v oblasti zariadení snímajúcich pohyb dosahovalo pre potreby hry. Má nízke rozmery, nevyžaduje priveľký priestor, je dostatočne presné aby zachytilo aj veľmi malý rozsah pohybu (keďže pacienti môžu mať silne obmedzenú pohyblivosť ruky či jej častí) a zároveň je dostatočne cenovo dostupné aby si ho mohli pacienti zakúpiť pre použitie doma. </text:span></text:p>
      <text:p text:style-name="P90">Úvodné menu je ovládané výhradne pomocou myši. Dôvodom je zjednodušenie ovládania a predpoklad, že pre hráča je pohodlnejšía práca s myšou ako so zariadením Leap Motion. Taktiež nemožno navigáciu v úvodnom menu považovať za pohyb, ktorý by bol vykonávaný často či bol akýmkoľvek spôsobom odmeňovaný, nemá teda zmysel nútiť pacienta aby si pamätal ďalšie gestá. </text:p>
      <text:p text:style-name="P90">V tomto menu je možné zobraziť štatistiky, spustiť hru, uložiť či načítať hru (uloženie alebo načítanie do/z profilu ho tiež „vyberie“ a každé ďalšie uloženie štatistík na konci kola bude automaticky uložené do posledného zvoleného profilu)(_!_TODO create save/load with 3 profiles) či priamo vybrať si požadovanú úroveň.</text:p>
      <text:p text:style-name="P22">Prvé 4 úrovne (úrovne ovládania guličky) sa potom ovládajú pohybmi dlane.</text:p>
      <text:p text:style-name="P22">Toto ovládanie bolo zvolené hlavne preto, že je pomerne intuitívne, zahŕňa niektoré pohyby reálne využívané pri rehabilitácii (napríklad stisnutie prsta a palca, či <text:span text:style-name="T47">zovretie dlane</text:span>)<text:span text:style-name="T47">[28]</text:span><text:line-break/>_!_TODO pridaj pohyby dlane</text:p>
      <text:p text:style-name="P22">Klávesnica tu reaguje na stisnutie klávesy „Esc“, ktorá pozastaví hru, otvorí sa menu, z ktorého je možné dostať sa späť do úvodného menu, prípadne ďalej pokračovať v hre. Využitie klávesnice je opäť zvolené pre zjednodušenie ovládania..<text:line-break/></text:p>
      <text:p text:style-name="P22">V piatom kole môže hráč prepínať medzi <text:span text:style-name="T57">Editor</text:span> a <text:span text:style-name="T57">Play</text:span> módom klávesami „1“ a „2“ _!_TODO check if num keys work. <text:line-break/><text:span text:style-name="T57">Play</text:span> mód má identické správanie a ovládanie ako predchádzajúce úrovne. <text:line-break/>V <text:span text:style-name="T57">Editor</text:span> móde (móde na úpravu terénu) sa pohybuje natočením dlane ľavej ruky. </text:p>
      <text:p text:style-name="P22">Zovretím ľavej ruky v päsť sa kamera začne približovať k terénu. </text:p>
      <text:p text:style-name="P22">Vystretím prstov ľavej ruky sa kamera naopak začne vzďaľovať od terénu.</text:p>
      <text:p text:style-name="P22"><text:soft-page-break/>Spojením ukazováka a palca pravej ruky sa začne upravovať výška terénu v oblasti priamo pod spojenými prstami. Časť terénu, ktorá sa začne upravovať, je vyznačená tieňom v tvare kruhu. Ak je pravá ruka pri tomto geste vo výške približne 20 cm a viac nad zariadením Leap Motion, terén sa bude zvyšovať. Ak je ruka pod hranicou 20 cm, terén sa bude znižovať.</text:p>
      <text:p text:style-name="P22">Poklepanie (_!_TODO lepší názov) ukazovákom (_!_TODO different finger for different tree) <text:s/>pridá/odoberie strom. Miesto je taktiež vyznačené tieňom v tvare kruhu.</text:p>
      <text:p text:style-name="P22"/>
      <text:p text:style-name="P1"><text:span text:style-name="T42">8 </text:span>Implementácia </text:p>
      <text:p text:style-name="P1"><text:s/><text:tab/><text:span text:style-name="T40">Hra sa skladá zo 6 scén. </text:span></text:p>
      <text:p text:style-name="P84"><text:tab/>Prvou scénou, ktorá sa spustí vždy po spustení hry, je hlavné menu. Z tohto menu je možné začať novú hru, ručne si vybrať úroveň, prípadne sledovať štatistiky hráča, ktoré momentálne obsahujú celkové dosiahnuté skóre, počet úspešne ukončených úrovní, čas strávený hraním, celkový počet vyzbieraných mincí. Tieto štatistiky sa po úspešnom ukončení každej úrovne automaticky uložia do zvoleného profilu (ak nebol na začiatku žiadny profil zvolený, využíva sa prvý profil. <text:s/></text:p>
      <text:p text:style-name="P1"><text:span text:style-name="T40"><text:tab/>Scéna obsahuje niekoľko dôležitých herných objektov (GameObjects, ďalej len objektov). </text:span><text:span text:style-name="T60">Persistable</text:span><text:span text:style-name="T40"> je objekt, ktorý sa riadi návrhovým vzorom </text:span><text:span text:style-name="T56">Singleton</text:span><text:span text:style-name="T23"> (avšak nie úplným, keďže nemá naimplementovanú </text:span><text:span text:style-name="T56">lazy initialization</text:span><text:span text:style-name="T23">, pretože v tomto prípade by nepriniesla takmer žiadne výhody). Je vytvorený len pri spustení hry, pri zmene scény nie je zničený, obsahuje statický odkaz sám na seba a pri opakovanom načítaní scény sa akékoľvek duplicity okamžite zničia. Tento objekt má pripojené skripty </text:span><text:span text:style-name="T58">GameManager</text:span><text:span text:style-name="T23"> (ktorý sa stará o chod hry) a </text:span><text:span text:style-name="T58">Player</text:span><text:span text:style-name="T23"> (udržuje informácie o hráčovi). Obsahuje kameru, s pripojenými modelmi ruky z knižníc Leap Motion, grafické používateľské rozhranie, a guľu. Z väčšej časti je však neaktívny, preto ho budem podrobnejšie opisovať až pri ďalších scénach. </text:span></text:p>
      <text:p text:style-name="P1"><text:span text:style-name="T23">Ďalším objektom je objekt </text:span><text:span text:style-name="T58">PersistableEnabler</text:span><text:span text:style-name="T23">, ktorý má pripojený skript s rovnakým názvom. Hlavnou funkciou tohto skriptu je pred načítaním novej scény zapnúť všetky funkcie objektu </text:span><text:span text:style-name="T58">Persistable</text:span><text:span text:style-name="T23"> a jeho potomkov. Scéna obsahuje niekoľko ďalších objektov, jedná sa však o objekty ako je terén v pozadí, či </text:span><text:span text:style-name="T58">Canvas</text:span><text:span text:style-name="T23"> (plátno) s hlavným menu, ktoré z návrhového ani implementačného hľadiska nie sú zaujímavé.</text:span></text:p>
      <text:p text:style-name="P37"><text:span text:style-name="T23"><text:tab/><text:line-break/><text:tab/>Po kliknutí na „START GAME“ sú všetky objekty z prvej scény s výnimkou objektu </text:span><text:span text:style-name="T58">Persistable</text:span><text:span text:style-name="T23"> zničené a načíta sa druhá scéna . Táto scéna obsahuje objekty</text:span><text:span text:style-name="T58"> LevelSetup</text:span><text:span text:style-name="T23">, </text:span><text:span text:style-name="T58">Terrain</text:span><text:span text:style-name="T23"> a objekt </text:span><text:span text:style-name="T58">Persistable</text:span><text:span text:style-name="T23">, prenesený z predchádzajúcej scény. Objekt </text:span><text:span text:style-name="T58">LevelSetup</text:span><text:span text:style-name="T23"> má pripojený skript s rovnakým názvom. <text:s/>Jedinou funkciou tohto skriptu je zavolať metódy </text:span><text:span text:style-name="T58">SetUp() </text:span><text:span text:style-name="T23">na skriptoch, ktoré to pri zmene scény vyžadujú. Objekt </text:span><text:span text:style-name="T58">Terrain</text:span><text:span text:style-name="T23"> má pripojené skripty </text:span><text:span text:style-name="T58">TerrainColorChanger</text:span><text:span text:style-name="T39">,</text:span><text:span text:style-name="T58"> ResetingTerrain</text:span><text:span text:style-name="T39">,</text:span><text:span text:style-name="T58"> ChangingHeights</text:span><text:span text:style-name="T39">,</text:span><text:span text:style-name="T58"> TerrainAccessories</text:span><text:span text:style-name="T39">.</text:span><text:span text:style-name="T58"> TerrainColorChanger</text:span><text:span text:style-name="T23"> dynamicky mení textúru celého terénu v závislosti od jeho výšky. </text:span><text:span text:style-name="T58">ResetingTerrain</text:span><text:span text:style-name="T23"> vracia terén po skončení hry do pôvodného stavu. Tento skript je nutný, pretože zmeny vykonané za behu v súbore </text:span><text:span text:style-name="T58">TerrainData</text:span><text:span text:style-name="T23"> (súbor v ktorom sa uchovávajú dáta o teréne) sa narozdiel od väčšiny ostatných zmien automaticky nezrušia po vypnutí hry. <text:s/></text:span><text:span text:style-name="T58">TerrainAccessories</text:span><text:span text:style-name="T23"> obsahuje metódy obsluhujúce doplnky terénu. V súčasnej dobe sa jedná o umiestňovanie a </text:span><text:soft-page-break/><text:span text:style-name="T23">odstraňovanie stromov a steny (o tej podám podrobnejšie informácie pri 4tej úrovni). </text:span><text:span text:style-name="T58">ChangingHeights</text:span><text:span text:style-name="T23"> má na starosti zmenu výšky terénu. <text:line-break/></text:span><text:span text:style-name="T58">Terrain</text:span><text:span text:style-name="T23"> obsahuje nasledujúce objekty: </text:span><text:span text:style-name="T58">Ball Spawn Point</text:span><text:span text:style-name="T23">, </text:span><text:span text:style-name="T58">Coins</text:span><text:span text:style-name="T23">, </text:span><text:span text:style-name="T58">Finish</text:span><text:span text:style-name="T23">.<text:line-break/></text:span><text:span text:style-name="T58">Ball Spawn Point</text:span><text:span text:style-name="T23"> je miesto, kde sa hráč (konkrétne kovová guľa, ktorú hráč ovláda) objaví <text:s/>po načítaní scény a pri každom neúspešnom pokuse (pokus je považovaný skončí a je považovaný za neúspešný utopením gule alebo opustením hracieho priestoru). </text:span></text:p>
      <text:p text:style-name="P37"><text:span text:style-name="T58">Coins </text:span><text:span text:style-name="T23">je prázdny objekt ktorý je rodičom všetkých mincí v tejto úrovni. Mince sú rotujúce objekty úmyselne rozmiestnené po všetkých úrovniach. Po ich získaní (dotykom gule a mince) sa zvýši hráčove skóre. Zároveň tiež fungujú ako ukazovatele smeru v rozsiahlejších úrovniach. Ak má hráč možnosť vybrať si medzi 2 cestami, cesta s ťažšou obtiažnosťou spravidla obsahuje väčšie množstvo mincí. </text:span></text:p>
      <text:p text:style-name="P37"><text:span text:style-name="T58">Finish</text:span><text:span text:style-name="T23"> je objekt, ktorý má hráč za úlohu dosiahnuť pre úspešné dokončenie úrovne. Má pripojený skript </text:span><text:span text:style-name="T58">BallFinish</text:span><text:span text:style-name="T23">, ktorý notifikuje skript </text:span><text:span text:style-name="T58">Player </text:span><text:span text:style-name="T23">o tom, že je v cieli. (_!_TODO movo this functionality to Player if you have time)</text:span></text:p>
      <text:p text:style-name="P37"><text:span text:style-name="T23"><text:s/><text:tab/></text:span><text:span text:style-name="T58">Persistable</text:span><text:span text:style-name="T23"> obsahuje 3 dôležité objekty.</text:span></text:p>
      <text:p text:style-name="P37"><text:span text:style-name="T58">CameraPivot</text:span><text:span text:style-name="T23"> má ako potomka kameru. Jedná sa o prázdny objekt, ktorého hlavnou úlohou je zjednodušiť transláciu (presunutie) a rotáciu kamery. </text:span></text:p>
      <text:p text:style-name="P37"><text:span text:style-name="T58">Camera</text:span><text:span text:style-name="T23">, <text:s/>ktorá je potomkom objektu </text:span><text:span text:style-name="T58">CameraPivot </text:span><text:span text:style-name="T23">je jedinou kamerou v scéne a obsahuje tiež skript </text:span><text:span text:style-name="T58">FollowHand</text:span><text:span text:style-name="T23"> (_!_TODO better name), ktorý má za úlohu pohyb kamery a Leap Motion controllerov. Obsahuje 2 potomkov, </text:span><text:span text:style-name="T58">LeftHand</text:span><text:span text:style-name="T23"> a </text:span><text:span text:style-name="T58">RightHand</text:span><text:span text:style-name="T23">.<text:line-break/></text:span><text:span text:style-name="T58">LeftHand</text:span><text:span text:style-name="T23"> a </text:span><text:span text:style-name="T58">RightHand </text:span><text:span text:style-name="T23">reprezentujú hráčovu ľavú a pravú ruku. Sú to mierne upravené prefaby (opakovane-použiteľné objekty) z Leap Motion balíčka assetov. </text:span></text:p>
      <text:p text:style-name="P37"><text:span text:style-name="T23">Druhým objektom je </text:span><text:span text:style-name="T58">Canvas</text:span><text:span text:style-name="T23">, ktorý reprezentuje grafické užívateľské rozhranie a obsahuje veľmi malé množstvo logiky. Jedinou zaujímavou časťou je potomok </text:span><text:span text:style-name="T58">Arrows</text:span><text:span text:style-name="T23">, ktorý pri hraní zapína malé ikonky v tvare šípok v závislosti od smeru ktorý hráč práve určuje (zavedené pre lepšiu prehľadnosť pri ovládaní).<text:line-break/>Tretím objektom je </text:span><text:span text:style-name="T58">Ball</text:span><text:span text:style-name="T23">, teda guľa, ktorú je hráč schopný ovládať. Má pripojený </text:span><text:span text:style-name="T58">BallScript</text:span><text:span text:style-name="T23">, ktorý má na starosti správanie gule. </text:span></text:p>
      <text:p text:style-name="P37"><text:span text:style-name="T23"><text:line-break/>Po dohraní prvej úrovne, prípadne priamym spustením z hlavného menu sa dostaneme do druhej úrovne. Scéna obsahuje rovnaké objekty ako prvá úroveň, jediným rozdielom sú 2 objekty s názvom </text:span><text:span text:style-name="T58">Teleporter</text:span><text:span text:style-name="T23">, ktoré majú pripojený skript s rovnakým názvom. Jedná sa (v tejto úrovni) o jednosmerný teleport z teleportu A do teleportu B. </text:span><text:span text:style-name="T58">Teleporter</text:span><text:span text:style-name="T23"> sa tu nachádza kvôli zjednodušeniu hrateľnosti. <text:line-break/></text:span></text:p>
      <text:p text:style-name="P2">8.1 Level design</text:p>
      <text:p text:style-name="P1"><text:span text:style-name="T42"><text:tab/></text:span><text:span text:style-name="T41">Prvá úroveň je veľmi jednoduchá, hráč má za úlohu len nasledovať cestu vyznačenú mincami a pieskovou stopou.</text:span></text:p>
      <text:p text:style-name="P1"><text:span text:style-name="T41"><text:tab/>V druhej úrovni je ú</text:span><text:span text:style-name="T23">lohou hráča vyšplhať na vysokú horu a zrýchlenie pri zostupe z nej využiť aby sa dostal do cieľa. Samotný výstup sa však pri testovaní ukázal ako zložitý problém. Hráč má teda možnosť tento výstup preskočiť za použitia teleportu. Týmto spôsobom však príde o možnosť získať plné skóre, pretože nepozbieral mince, ktoré sa nachádzajú na ceste ktorá vedie na vrchol hory. <text:line-break/>Nasleduje tretia úroveň, veľmi podobná prvej. Jediným zásadnejším rozdielom je </text:span><text:soft-page-break/><text:span text:style-name="T23">zvažujúci sa terén. Hráč teda neustále zrýchľuje. </text:span></text:p>
      <text:p text:style-name="P1"><text:span text:style-name="T42"><text:tab/></text:span><text:span text:style-name="T41">Štvrtá úroveň je navrhnutá ako cesta s ostrými zákrutami, pri ktorých je veľmi jednoduché dosiahnuť príliš vysokú rýchlosť, nezvládnuť zákrutu a spadnúť do vody. Hráč by tu mal využiť </text:span><text:span text:style-name="T23">schopnosti vztýčiť stenu poklepaním prstu kdekoľvek nad terénom, aby tak predišiel pádu do vody, keďže sa zastaví o stenu</text:span></text:p>
      <text:p text:style-name="P47"/>
      <text:p text:style-name="P37"><text:span text:style-name="T23">V zatiaľ poslednej, piatej úrovni hráč začína v </text:span><text:span text:style-name="T58">Editor</text:span><text:span text:style-name="T23"> móde. Táto úroveň je navrhnutá ako rozsiahla púšť. Jedinými objektmi v scéne sú rovný terén, štart a cieľ a jediná minca. V tomto móde je hráč schopný sám upravovať terén (zatiaľ meniť výšku terénu a pridávať náhodný typ stromu na hráčom určené miesto) bez obmedzenia. Z dôvodu zjednodušenia ovládania hráč nie je schopný hýbať so štartom ani cieľom. Komplexnejšie ovládanie by bolo zbytočne komplikované. Hráč je schopný pokročilejších návrhov úrovní, či pohnúť so štartom, ale len ak si program otvorí v Unity a využije k tomu myš a klávesnicu.</text:span></text:p>
      <text:p text:style-name="P37"><text:span text:style-name="T23"/></text:p>
      <text:p text:style-name="P37"><text:span text:style-name="T23">Keď to hráč uzná za vhodné, môže sa prepnúť do </text:span><text:span text:style-name="T58">Play</text:span><text:span text:style-name="T23"> módu. To je mód, v ktorom odohral prvé 4 úrovne. </text:span></text:p>
      <text:p text:style-name="P37"><text:span text:style-name="T23">V móde </text:span><text:span text:style-name="T58">Play </text:span><text:span text:style-name="T39">ostávajú p</text:span><text:span text:style-name="T23">ravidlá rovnaké, dostať sa zo štartu do cieľa. Hráč môže medzi týmito módmi ľubovolne prepínať.</text:span></text:p>
      <text:p text:style-name="P82"><text:s/></text:p>
      <text:p text:style-name="P37"><text:span text:style-name="T24">8.2 </text:span>Použitie zariadenia Leap Motion v aplikácii</text:p>
      <text:p text:style-name="P37"><text:span text:style-name="T52"><text:s/><text:tab/>Leap Motion poskytuje pomerne rozsiahle a prepracované API (Application programming interface, teda rozhranie pre programovanie aplikácií), ktoré umožňuje pomerne jednoduchú prácu s dátami získanými zo zariadenia Leap Motion. Poskytuje tiež podporu pre niektoré gestá, avšak akékoľvek iné už si musí programátor sám zadefinovať a sledovať. Poklepanie prstom je podporované gesto, avšak stisnutie prstov už som vytvoril ja (jednoduché meranie vzdialenosti medzi špičkou palca a ukazováka. </text:span></text:p>
      <text:p text:style-name="P37"><text:span text:style-name="T52"><text:tab/></text:span><text:span text:style-name="T63">Bez väčších problémov som bol schopný získať údaje ako sú rotácia dlane či ohýbanie prstov. Menším problémom na začiatku však bolo prekvapujúco získanie presnej pozície špičky prsta. Ak má totiž </text:span><text:span text:style-name="T61">Controller </text:span><text:span text:style-name="T63">zmenený rozsah pohyblivosti v Unity (dosť častá, jednoduchá úprava možná priamo v prostredí Unity), nebol som schopný bežnými postupmi (ktoré fungujú bez problémov ak nie je zmenený rozsah pohyblivosti) získať presnú polohu špičky prsta. Kým som nenarazil na funkciu </text:span><text:span text:style-name="T61">GetAllGraphicsHands()</text:span><text:span text:style-name="T63">, </text:span><text:span text:style-name="T65">ktor</text:span><text:span text:style-name="T63">á vracia ruku ktorej poloha už je po prepočítaní rozsahu pohyblivosti a teda ďalej spracovateľná. <text:s/></text:span></text:p>
      <text:p text:style-name="P37"><text:span text:style-name="T63"/></text:p>
      <text:p text:style-name="P37"><text:span text:style-name="T24">8.3 Práca s objektom </text:span><text:span text:style-name="T59">Terrain</text:span></text:p>
      <text:p text:style-name="P1"><text:span text:style-name="T53"><text:s/><text:tab/>Objekt </text:span><text:span text:style-name="T62">Terrain</text:span><text:span text:style-name="T64"> som si vybral pre základ hry po upresnení zadania práce, pretože mi v tej dobe prišiel k tomuto účelu vhodný. Dôvodmi boli napríklad efektívne algoritmy ktoré sa k nemu viazali či naozaj jednoduchá úprava terénu priamo v prostredí Unity. Keď som s ním ale začal pracovať zistil som, že API, ktoré najskôr vyzeralo prepracovane sa ukázalo byť zastaralé, neuveriteľne stručné (popis niektorých metód bol tvorený len ich názvom) a v 2 prípadoch sa mi dokonca podarila naraziť popis ktorý priamo odporoval chovaniu meódy. Niekoľko krát sa mi tiež podarilo naraziť na chybu, ktorá bola niekoľko krát ohlásená na oficiálnych fórach Unity pred viac ako 4 rokmi. </text:span></text:p>
      <text:p text:style-name="P2"><text:soft-page-break/>9 Uživateľské testovanie </text:p>
      <text:p text:style-name="P38"><text:s/><text:tab/>Uživateľské testovanie prebehlo na vzorke 10 študentov. Bolo zamerané na intuitívnosť ovládania, zábavnú zložku a schopnosť pochopiť princípy hry. Študenti si najskôr hru krátko zahrali bez akýchkoľvek inštrukcií. Po približne 5 minútach, ak si stále neboli istý ovládaním či niektorým prvkom hry, im bolo vysvetlené ovládanie a v hre ďalej pokračovali sami. Po skončení interakcie s hrou samotnou im bolo položených niekoľko otázok. Otázky zneli nasledovne: Bavila ťa hra?<text:line-break/><text:tab/><text:tab/><text:tab/><text:tab/><text:tab/>Bol by si ochotný si ju zahrať znova?</text:p>
      <text:p text:style-name="P38"><text:s/><text:tab/><text:tab/><text:tab/><text:tab/><text:tab/>Čo ti v hre chýbalo? <text:line-break/> <text:tab/><text:tab/><text:tab/><text:tab/><text:tab/>Čo ti na hre vadilo?</text:p>
      <text:p text:style-name="P38"/>
      <text:p text:style-name="P38"><text:tab/>Z 10 študentov bolo v priebeho 5 minút 8 schopných plne pochopiť ovládanie. 2 študenti si aj po 5 minútach mysleli, že hra je ovládaná pohybmi celej ruky (mávaním). </text:p>
      <text:p text:style-name="P38"><text:s/><text:tab/> Všetci študenti boli schopný bez väčších problémov hru dokončiť (dostať sa do piatej úrovne). Následne v priemere strávili asi 2 minúty v poslednej úrovni a následne hru ukončili. 3 hráči sa rozhodli pokúsiť sa v poslednej úrovni vytvoriť zložitejšie útvary <text:s/>(ako napríklad bludisko). Po niekoľkých minútach ich táto činnosť však prestala baviť. </text:p>
      <text:p text:style-name="P38"><text:s/><text:tab/>9 študentov hra bavila, jednému prišla kvôli problémom s ovládaním príliš frustrujúca. 4 študenti potvrdili, že by boli ochotný si hru zahrať znova aj v prípade že sa na nej nič nezmení. 7 študentov by bolo ochotných si hru zahrať znova ak sa bude v jej vývoji ďalej pokračovať. <text:line-break/> <text:tab/>3 študentom v hre chýbal zvuk, 5 prepracovanejší systém odmien a 2 by ocenili v hre nepriateľov, teda zapojenie akčných prvkov. <text:s/></text:p>
      <text:p text:style-name="P38"><text:s/><text:tab/>5 študentom vadila krátka hracia doba, 3 malý rozsah zariadenia Leap Motion (väčšina študentov sa s týmto zariadením stretla prvý krát a často tak rukou opustili snímaný priestor zariadenia) a 2 nemali výhrady. </text:p>
      <text:p text:style-name="P38"/>
      <text:p text:style-name="P38"/>
      <text:p text:style-name="P36">10 Future work</text:p>
      <text:p text:style-name="P38"><text:tab/>Hra ktorú som vyvíjal, nie je, tak ako je prezentovaná v tejto práci, schopná zaujať hráča natoľko, aby sa o nej dalo prehlásiť, že plní úlohu, ktorá jej bola na začiatku tejto práce určená. Touto úlohou malo byť pomôcť pacientovi k rehabilitácii zábavnou formou, umožniť mu sledovať svoj pokrok a získané úspechy. Zobrazovanie štatistík je implementované len provizórne, v nasledujúcej verzii bude nutné zobrazovanie prerobiť tak, aby bolo zaujímavejšie a zobrazovalo viac podstatných štatistík. Mojim zameraním však nie je rehabilitácia, nie som teda schopný určiť, aké štatistiky sú pre pacienta dôležité. Taktiež neviem, aké sú najvhodnejšie gestá pre rehabilitáciu. K tomuto bude potrebná konzultácia s odborníkom v oblasti liečebnej rehabilitácie. Ďalej by bolo vhodné projekt začleniť do väčšieho systému, ako je napríklad NEWRON, či VTT(sekcia 4.4), pričom VTT by bol vhodnejší, vzhľadom na jeho priame zameranie na rehabilitáciu. </text:p>
      <text:p text:style-name="P38">Tieto činnosti už sú však nad rámec tejto práce. </text:p>
      <text:p text:style-name="P38"/>
      <text:p text:style-name="P25"><text:span text:style-name="T42">11 </text:span><text:span text:style-name="T46">Záver </text:span></text:p>
      <text:p text:style-name="P21"/>
      <text:p text:style-name="P21"><text:soft-page-break/></text:p>
      <text:p text:style-name="P21"/>
      <text:p text:style-name="P24"><text:s/></text:p>
      <text:p text:style-name="P4"/>
      <text:p text:style-name="P4"><text:s/></text:p>
      <text:p text:style-name="P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Zoznam použitej literatúry:</text:p>
      <text:list xml:id="list21181449" text:style-name="L10">
        <text:list-header>
          <text:p text:style-name="P68"/>
          <text:p text:style-name="P68">1. <text:s/><text:span text:style-name="T6">DERRYBERRY, Anne. Vážne hry: online games for learning. In: [online]. 2007. s.3 [cit. 2014-12-15]. </text:span></text:p>
          <text:list>
            <text:list-item>
              <text:list>
                <text:list-item>
                  <text:list>
                    <text:list-item>
                      <text:list>
                        <text:list-header>
                          <text:p text:style-name="P68"><text:span text:style-name="T6"><text:s text:c="3"/><text:tab/>Dostupné z</text:span><text:span text:style-name="T11">:</text:span></text:p>
                        </text:list-header>
                      </text:list>
                    </text:list-item>
                  </text:list>
                  <text:p text:style-name="P79"><text:a xlink:type="simple" xlink:href="http://www.adobe.com/resources/elearning/pdfs/serious_games_wp.pdf"><text:span text:style-name="T5"><text:s/><text:tab/>http://www.adobe.com/resources/elearning/pdfs/serious_games_wp.pdf</text:span></text:a><text:span text:style-name="T27"> </text:span></text:p>
                </text:list-item>
              </text:list>
            </text:list-item>
          </text:list>
        </text:list-header>
      </text:list>
      <text:p text:style-name="P14"><text:soft-page-break/><text:span text:style-name="T23">2. <text:s/></text:span><text:span text:style-name="T7">[online]. Liečebná rehabilitácia. 16. marec 2013 [cit. 2014-12-15]. <text:line-break/><text:tab/>Dostupné z:<text:line-break/><text:tab/>http://sk.wikipedia.org/wiki/Lie%C4%8Debn%C3%A1_rehabilit%C3%A1cia</text:span> </text:p>
      <text:p text:style-name="P14"><text:span text:style-name="T23">3. <text:s/></text:span><text:span text:style-name="T7">[online]. Leap Motion. 2014 [cit. 2014-12-15]. <text:line-break/></text:span><text:span text:style-name="T7"><text:tab/>Dostupné z: </text:span></text:p>
      <text:p text:style-name="P14"><text:span text:style-name="T7"><text:tab/>www.leapmotion.com</text:span> </text:p>
      <text:p text:style-name="P12">4. <text:s/><text:span text:style-name="T6">[online]. Zariadenie Leap Motion. 2014 [cit. 2014-12-15]. <text:line-break/><text:tab/>Dostupné z: <text:line-break/><text:tab/>https://www.leapmotion.com/product</text:span> </text:p>
      <text:p text:style-name="P12">//_!_TODO fix:</text:p>
      <text:p text:style-name="P12">5. http://www.scei.co.jp/corporate/release/130221b_e.html <text:s text:c="3"/>21.02.2013</text:p>
      <text:p text:style-name="P12"><text:tab/>//playstation 4 eye</text:p>
      <text:list xml:id="list21187588" text:style-name="L11">
        <text:list-item>
          <text:p text:style-name="P69">http://blogs.microsoft.com/blog/2013/10/02/collaboration-expertise-produce-enhanced-sensing-in-xbox-one/</text:p>
        </text:list-item>
      </text:list>
      <text:p text:style-name="P12"><text:s text:c="2"/><text:tab/>//kinect</text:p>
      <text:list xml:id="list21185225" text:style-name="L12">
        <text:list-item>
          <text:p text:style-name="P70">http://classicgames.about.com/od/consoleandhandheldgames/p/LeStickProfile.htm<text:line-break/>//le stick</text:p>
        </text:list-item>
        <text:list-item>
          <text:p text:style-name="P70">http://thedoteaters.com/?bitstory=the-great-video-game-crash</text:p>
          <text:p text:style-name="P70">//video game crash, le stick</text:p>
        </text:list-item>
        <text:list-item>
          <text:p text:style-name="P70"><text:a xlink:type="simple" xlink:href="https://en.wikipedia.org/wiki/Nintendo_Power"><text:span text:style-name="T17">Nintendo Power</text:span></text:a><text:span text:style-name="T14"> 250th issue!</text:span><text:span text:style-name="T13">. South San Francisco, California: </text:span><text:a xlink:type="simple" xlink:href="https://en.wikipedia.org/wiki/Future_US"><text:span text:style-name="T18">Future US</text:span></text:a><text:span text:style-name="T13">. 2010. p. 45.</text:span><text:span text:style-name="T27"> </text:span></text:p>
          <text:p text:style-name="P70">//listed wii as first motion controller</text:p>
        </text:list-item>
        <text:list-item>
          <text:p text:style-name="P70">http://www.cgchannel.com/2014/10/3d-systems-launches-geomagic-sculpt-and-touch/</text:p>
          <text:p text:style-name="P70">//geomagic touch price</text:p>
        </text:list-item>
        <text:list-item>
          <text:p text:style-name="P70">http://www.geomagic.com/en/products/phantom-omni/overview</text:p>
          <text:p text:style-name="P70">//geomagic touch</text:p>
        </text:list-item>
        <text:list-item>
          <text:p text:style-name="P70">https://www.asus.com/Eee-Family/Eee_Stick_GMC1/ </text:p>
          <text:list>
            <text:list-header>
              <text:p text:style-name="P70">//asus eee controller</text:p>
            </text:list-header>
          </text:list>
        </text:list-item>
      </text:list>
      <text:list xml:id="list21173327" text:style-name="L13">
        <text:list-item>
          <text:p text:style-name="P71">http://www.google.com/patents/US2655645</text:p>
        </text:list-item>
      </text:list>
      <text:p text:style-name="P12">//patent motion detector</text:p>
      <text:list xml:id="list21194863" text:style-name="L14">
        <text:list-item>
          <text:p text:style-name="P72"><text:soft-page-break/>http://www.pickar.caltech.edu/e103/Final%20Exams/Motion%20Sensing%20Technology.pdf</text:p>
          <text:p text:style-name="P72">//motion detectors</text:p>
        </text:list-item>
        <text:list-item>
          <text:p text:style-name="P75"><text:span text:style-name="T49">VOKURKA, M. </text:span><text:span text:style-name="T50">Praktický slovník medicíny. </text:span><text:span text:style-name="T49">Praha: Maxdorf, 2000. ISBN 80-85912-38-4</text:span></text:p>
        </text:list-item>
        <text:list-item>
          <text:p text:style-name="P80">http://blog.leapmotion.com/hardware-to-software-how-does-the-leap-motion-controller-work/#disqus_thread</text:p>
        </text:list-item>
        <text:list-item>
          <text:p text:style-name="P80">http://www.ncbi.nlm.nih.gov/pmc/articles/PMC3690061/<text:tab/></text:p>
        </text:list-item>
        <text:list-item>
          <text:p text:style-name="P80">https://www.rt.com/news/326272-gamer-russia-lawsuit-fallout4/</text:p>
        </text:list-item>
        <text:list-item>
          <text:p text:style-name="P80">http://www.prnewswire.com/news-releases/serious-game-global-market-outlook---trends-forecast-and-opportunity-assessment-2014-2022-300168238.html</text:p>
        </text:list-item>
        <text:list-item>
          <text:p text:style-name="P80">https://lightsaber.withgoogle.com/</text:p>
        </text:list-item>
        <text:list-item>
          <text:p text:style-name="P75"><text:a xlink:type="simple" xlink:href="http://www.psxextreme.com/ps3-news/2460.html"><text:span text:style-name="T49">http://www.psxextreme.com/ps3-news/2460.html</text:span></text:a></text:p>
        </text:list-item>
        <text:list-item>
          <text:p text:style-name="P75"><text:a xlink:type="simple" xlink:href="http://ieeexplore.ieee.org/xpl/login.jsp?tp=&amp;arnumber=6209109&amp;url=http%3A%2F%2Fieeexplore.ieee.org%2Fstamp%2Fstamp.jsp%3Ftp%3D%26arnumber%3D6209109"><text:span text:style-name="T49">http://ieeexplore.ieee.org/xpl/login.jsp?tp=&amp;arnumber=6209109&amp;url=http%3A%2F%2Fieeexplore.ieee.org%2Fstamp%2Fstamp.jsp%3Ftp%3D%26arnumber%3D6209109</text:span></text:a></text:p>
        </text:list-item>
        <text:list-item>
          <text:p text:style-name="P75"><text:a xlink:type="simple" xlink:href="http://www.newron.cz/newron/"><text:span text:style-name="T49">http://www.newron.cz/newron/</text:span></text:a></text:p>
          <text:list>
            <text:list-header>
              <text:p text:style-name="P73"><text:span text:style-name="T42">24. <text:tab/></text:span><text:a xlink:type="simple" xlink:href="https://www.diplopiagame.com/"><text:span text:style-name="T42">https://www.diplopiagame.com/</text:span></text:a></text:p>
              <text:p text:style-name="P73"><text:span text:style-name="T42">25. <text:tab/></text:span><text:a xlink:type="simple" xlink:href="http://www.tedcas.com/sites/default/files/TedCas-TedCube_Brochure.pdf"><text:span text:style-name="T42">http://www.tedcas.com/sites/default/files/TedCas-TedCube_Brochure.pdf</text:span></text:a></text:p>
              <text:p text:style-name="P73"><text:span text:style-name="T42">26. <text:tab/></text:span><text:a xlink:type="simple" xlink:href="http://www.tedcas.com/sites/default/files/TedSIGN_brochure.pdf"><text:span text:style-name="T42">http://www.tedcas.com/sites/default/files/TedSIGN_brochure.pdf</text:span></text:a></text:p>
            </text:list-header>
          </text:list>
        </text:list-item>
      </text:list>
      <text:list xml:id="list21173099" text:style-name="L15">
        <text:list-item>
          <text:p text:style-name="P74"><text:a xlink:type="simple" xlink:href="http://dl.acm.org/citation.cfm?doid=2559206.2581203"><text:span text:style-name="T42">http://dl.acm.org/citation.cfm?doid=2559206.2581203</text:span></text:a></text:p>
        </text:list-item>
        <text:list-item>
          <text:p text:style-name="P74"><text:a xlink:type="simple" xlink:href="http://www.visualtouchtherapy.com/how-it-works/"><text:span text:style-name="T42">http://www.visualtouchtherapy.com/how-it-works/</text:span></text:a></text:p>
        </text:list-item>
        <text:list-item>
          <text:p text:style-name="P74"><text:a xlink:type="simple" xlink:href="https://unity3d.com/public-relations"><text:span text:style-name="T42">https://unity3d.com/public-relations</text:span></text:a></text:p>
        </text:list-item>
        <text:list-item>
          <text:p text:style-name="P74"><text:a xlink:type="simple" xlink:href="https://apps.leapmotion.com/apps/mudra-mouse/windows"><text:span text:style-name="T42">https://apps.leapmotion.com/apps/mudra-mouse/windows</text:span></text:a></text:p>
        </text:list-item>
        <text:list-item>
          <text:p text:style-name="P74"><text:a xlink:type="simple" xlink:href="https://www.youtube.com/watch?v=ETAKfSkec6A"><text:span text:style-name="T42">https://www.youtube.com/watch?v=ETAKfSkec6A</text:span></text:a></text:p>
        </text:list-item>
        <text:list-item>
          <text:p text:style-name="P76">http://store.steampowered.com/app/222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FuturaBKBT" svg:font-family="FuturaBKBT"/>
    <style:font-face style:name="Helvetica Neue" svg:font-family="'Helvetica Neue', Helvetic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freightsans pro" svg:font-family="'freightsans pro', Helvetica, Arial, sans-serif"/>
    <style:font-face style:name="pragmatica-web-n4" svg:font-family="pragmatica-web-n4, pragmatica-web, sans-serif"/>
    <style:font-face style:name="sans-serif" svg:font-family="sans-serif"/>
    <style:font-face style:name="Bell MT" svg:font-family="'Bell MT'" style:font-family-generic="roman"/>
    <style:font-face style:name="Minion Pro" svg:font-family="'Minion Pro', 'Minion Pro'" style:font-family-generic="roman"/>
    <style:font-face style:name="Palatino Linotype1" svg:font-family="'Palatino Linotype'"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Courier New" svg:font-family="'Courier New'" style:font-family-generic="modern" style:font-pitch="fixed"/>
    <style:font-face style:name="Bookman Old Style" svg:font-family="'Bookman Old Style'" style:font-family-generic="roman" style:font-pitch="variable"/>
    <style:font-face style:name="Courier" svg:font-family="Courie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Pa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43</meta:editing-cycles>
    <meta:editing-duration>PT142H46M45S</meta:editing-duration>
    <dc:date>2016-01-05T04:10:44.65</dc:date>
    <dc:creator>Michal Obert</dc:creator>
    <meta:generator>OpenOffice.org/3.1$Win32 OpenOffice.org_project/310m11$Build-9399</meta:generator>
    <meta:document-statistic meta:table-count="0" meta:image-count="2" meta:object-count="0" meta:page-count="23" meta:paragraph-count="248" meta:word-count="7209" meta:character-count="49888"/>
  </office:meta>
</office:document-meta>
</file>